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10000201000001F40000008F5F5575FF.png" manifest:media-type="image/png"/>
  <manifest:file-entry manifest:full-path="Pictures/1000000000000064000000373C104831.png" manifest:media-type="image/png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203cm" draw:marker-start-width="0.5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52cm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13.8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outline1">
      <style:graphic-properties fo:min-height="1.27cm"/>
    </style:style>
    <style:style style:name="pr8" style:family="presentation" style:parent-style-name="Kyodai_25_20Presentation-title">
      <style:graphic-properties fo:min-height="2.987cm"/>
    </style:style>
    <style:style style:name="pr9" style:family="presentation" style:parent-style-name="Kyodai_25_20Presentation-outline1">
      <style:graphic-properties fo:min-height="13.61cm"/>
    </style:style>
    <style:style style:name="pr10" style:family="presentation" style:parent-style-name="Kyodai_25_20Presentation-notes">
      <style:graphic-properties draw:fill-color="#ffffff" fo:min-height="12.322cm"/>
    </style:style>
    <style:style style:name="pr11" style:family="presentation" style:parent-style-name="Kyodai_25_20Presentation-outline1">
      <style:graphic-properties fo:min-height="2.18cm"/>
    </style:style>
    <style:style style:name="pr12" style:family="presentation" style:parent-style-name="Kyodai_25_20Presentation-outline1">
      <style:graphic-properties fo:min-height="6.605cm"/>
    </style:style>
    <style:style style:name="pr13" style:family="presentation" style:parent-style-name="Kyodai_25_20Presentation-outline1">
      <style:graphic-properties fo:min-height="12.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text-properties fo:color="#000080" fo:font-size="28pt" style:font-size-asian="28pt" style:font-size-complex="28pt"/>
    </style:style>
    <style:style style:name="P9" style:family="paragraph">
      <style:text-properties fo:color="#800000" fo:font-size="28pt" style:font-size-asian="28pt" style:font-size-complex="28pt"/>
    </style:style>
    <style:style style:name="P10" style:family="paragraph">
      <style:paragraph-properties fo:text-align="center"/>
      <style:text-properties fo:color="#000080" fo:font-size="26pt" style:font-size-asian="26pt" style:font-size-complex="26pt"/>
    </style:style>
    <style:style style:name="P11" style:family="paragraph">
      <style:text-properties fo:color="#800000" fo:font-size="26pt" style:font-size-asian="26pt" style:font-size-complex="26pt"/>
    </style:style>
    <style:style style:name="P12" style:family="paragraph">
      <style:text-properties fo:font-family="Arial" style:font-family-generic="swiss" style:font-pitch="variable" style:font-family-asian="TakaoGothic" style:font-family-generic-asian="swiss" style:font-pitch-asian="variable"/>
    </style:style>
    <style:style style:name="P13" style:family="paragraph">
      <style:text-properties fo:font-family="Ari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P14" style:family="paragraph">
      <style:text-properties fo:color="#800000" fo:font-family="Ari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P15" style:family="paragraph">
      <style:text-properties fo:font-family="Ari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P16" style:family="paragraph">
      <style:paragraph-properties fo:text-align="center"/>
      <style:text-properties fo:font-family="Arial" style:font-family-generic="swiss" style:font-pitch="variable" style:font-family-asian="TakaoGothic" style:font-family-generic-asian="swiss" style:font-pitch-asian="variable"/>
    </style:style>
    <style:style style:name="P17" style:family="paragraph">
      <style:text-properties fo:color="#000080" fo:font-family="Ari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P18" style:family="paragraph">
      <style:text-properties fo:color="#800000" fo:font-family="Ari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P19" style:family="paragraph">
      <style:paragraph-properties fo:text-align="center"/>
      <style:text-properties fo:font-size="26pt" style:font-size-asian="26pt" style:font-size-complex="26pt"/>
    </style:style>
    <style:style style:name="P20" style:family="paragraph">
      <style:text-properties style:use-window-font-color="true" fo:font-size="26pt" style:font-size-asian="26pt" style:font-size-complex="26pt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P23" style:family="paragraph">
      <style:text-properties fo:color="#000080" fo:font-size="26pt" style:font-size-asian="26pt" style:font-size-complex="26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800000"/>
    </style:style>
    <style:style style:name="T5" style:family="text">
      <style:text-properties fo:color="#000080"/>
    </style:style>
    <style:style style:name="T6" style:family="text">
      <style:text-properties fo:color="#000080" fo:font-size="14pt" style:font-size-asian="14pt" style:font-size-complex="14pt"/>
    </style:style>
    <style:style style:name="T7" style:family="text">
      <style:text-properties style:use-window-font-color="true"/>
    </style:style>
    <style:style style:name="T8" style:family="text">
      <style:text-properties fo:color="#800080"/>
    </style:style>
    <style:style style:name="T9" style:family="text">
      <style:text-properties fo:color="#000080" fo:font-size="28pt" style:font-size-asian="28pt" style:font-size-complex="28pt"/>
    </style:style>
    <style:style style:name="T10" style:family="text">
      <style:text-properties fo:color="#800000" fo:font-size="28pt" style:font-size-asian="28pt" style:font-size-complex="28pt"/>
    </style:style>
    <style:style style:name="T11" style:family="text">
      <style:text-properties fo:color="#000080" fo:font-size="26pt" style:font-size-asian="26pt" style:font-size-complex="26pt"/>
    </style:style>
    <style:style style:name="T12" style:family="text">
      <style:text-properties fo:color="#800000" style:text-position="0% 100%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800000" style:text-position="0% 100%" fo:font-size="26pt" style:font-size-asian="26pt" style:font-size-complex="26pt"/>
    </style:style>
    <style:style style:name="T14" style:family="text">
      <style:text-properties fo:color="#800000" fo:font-size="26pt" style:font-size-asian="26pt" style:font-size-complex="26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800000" style:text-position="sub 58%"/>
    </style:style>
    <style:style style:name="T17" style:family="text">
      <style:text-properties fo:color="#000080" style:text-position="sub 58%"/>
    </style:style>
    <style:style style:name="T18" style:family="text">
      <style:text-properties style:text-position="0% 100%"/>
    </style:style>
    <style:style style:name="T19" style:family="text">
      <style:text-properties fo:color="#000080" style:text-position="sub 58%" fo:font-size="26pt" style:font-size-asian="26pt" style:font-size-complex="26pt"/>
    </style:style>
    <style:style style:name="T20" style:family="text">
      <style:text-properties fo:color="#800000" style:text-position="sub 58%" fo:font-size="26pt" fo:font-weight="normal" style:font-size-asian="26pt" style:font-weight-asian="normal" style:font-size-complex="26pt" style:font-weight-complex="normal"/>
    </style:style>
    <style:style style:name="T21" style:family="text">
      <style:text-properties fo:color="#000080" style:text-position="0% 100%"/>
    </style:style>
    <style:style style:name="T22" style:family="text">
      <style:text-properties style:use-window-font-color="true" style:text-position="0% 100%"/>
    </style:style>
    <style:style style:name="T23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font-family="Arial" style:font-family-generic="swiss" style:font-pitch="variable" style:font-family-asian="TakaoGothic" style:font-family-generic-asian="swiss" style:font-pitch-asian="variable"/>
    </style:style>
    <style:style style:name="T25" style:family="text">
      <style:text-properties fo:font-family="Arial" style:font-family-generic="swiss" style:font-pitch="variable" fo:font-size="14pt" style:font-family-asian="TakaoGothic" style:font-family-generic-asian="swiss" style:font-pitch-asian="variable" style:font-size-asian="14pt" style:font-size-complex="14pt"/>
    </style:style>
    <style:style style:name="T26" style:family="text">
      <style:text-properties fo:font-family="Ari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T27" style:family="text">
      <style:text-properties fo:color="#000080" fo:font-family="Ari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T28" style:family="text">
      <style:text-properties fo:color="#800000" fo:font-family="Ari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T29" style:family="text">
      <style:text-properties fo:font-family="Ari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T30" style:family="text">
      <style:text-properties fo:font-family="LMMonoCaps10" style:font-pitch="fixed" fo:font-weight="bold" style:font-family-asian="TakaoGothic" style:font-family-generic-asian="swiss" style:font-pitch-asian="variable" style:font-weight-asian="bold" style:font-weight-complex="bold"/>
    </style:style>
    <style:style style:name="T31" style:family="text">
      <style:text-properties fo:font-family="Arial" style:font-family-generic="swiss" style:font-pitch="variable" fo:font-weight="bold" style:font-family-asian="TakaoGothic" style:font-family-generic-asian="swiss" style:font-pitch-asian="variable" style:font-weight-asian="bold" style:font-weight-complex="bold"/>
    </style:style>
    <style:style style:name="T32" style:family="text">
      <style:text-properties fo:color="#000080" fo:font-family="Ari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T33" style:family="text">
      <style:text-properties fo:color="#800000" fo:font-family="Ari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T34" style:family="text">
      <style:text-properties fo:font-size="27pt" style:font-size-asian="27pt" style:font-size-complex="27pt"/>
    </style:style>
    <style:style style:name="T35" style:family="text">
      <style:text-properties fo:color="#800000" fo:font-size="27pt" style:font-size-asian="27pt" style:font-size-complex="27pt"/>
    </style:style>
    <style:style style:name="T36" style:family="text">
      <style:text-properties fo:color="#000080" fo:font-size="27pt" style:font-size-asian="27pt" style:font-size-complex="27pt"/>
    </style:style>
    <style:style style:name="T37" style:family="text">
      <style:text-properties fo:color="#800000" style:text-position="sub 58%" fo:font-size="28pt" style:font-size-asian="28pt" style:font-size-complex="28pt"/>
    </style:style>
    <style:style style:name="T38" style:family="text">
      <style:text-properties style:text-position="sub 58%" fo:font-size="26pt" style:font-size-asian="26pt" style:font-size-complex="26pt"/>
    </style:style>
    <style:style style:name="T39" style:family="text">
      <style:text-properties fo:color="#008000" fo:font-size="26pt" style:font-size-asian="26pt" style:font-size-complex="26pt"/>
    </style:style>
    <style:style style:name="T40" style:family="text">
      <style:text-properties fo:color="#008080" fo:font-size="26pt" style:font-size-asian="26pt" style:font-size-complex="26pt"/>
    </style:style>
    <style:style style:name="T41" style:family="text">
      <style:text-properties fo:color="#800080" fo:font-size="26pt" style:font-size-asian="26pt" style:font-size-complex="26pt"/>
    </style:style>
    <style:style style:name="T42" style:family="text">
      <style:text-properties style:text-position="0% 100%" fo:font-size="26pt" fo:font-weight="normal" style:font-size-asian="26pt" style:font-weight-asian="normal" style:font-size-complex="26pt" style:font-weight-complex="normal"/>
    </style:style>
    <style:style style:name="T43" style:family="text">
      <style:text-properties style:text-position="sub 58%" fo:font-size="26pt" fo:font-weight="normal" style:font-size-asian="26pt" style:font-weight-asian="normal" style:font-size-complex="26pt" style:font-weight-complex="normal"/>
    </style:style>
    <style:style style:name="T44" style:family="text">
      <style:text-properties style:text-position="0% 100%" fo:font-size="26pt" style:font-size-asian="26pt" style:font-size-complex="26pt"/>
    </style:style>
    <style:style style:name="T45" style:family="text">
      <style:text-properties style:use-window-font-color="true" fo:font-size="26pt" style:font-size-asian="26pt" style:font-size-complex="26pt"/>
    </style:style>
    <style:style style:name="T46" style:family="text">
      <style:text-properties style:use-window-font-color="true" style:text-position="sub 58%" fo:font-size="26pt" style:font-size-asian="26pt" style:font-size-complex="26pt"/>
    </style:style>
    <style:style style:name="T47" style:family="text">
      <style:text-properties style:use-window-font-color="true" style:text-position="0% 100%" fo:font-size="26pt" style:font-size-asian="26pt" style:font-size-complex="26pt"/>
    </style:style>
    <style:style style:name="T48" style:family="text">
      <style:text-properties fo:font-size="44pt" style:font-size-asian="44pt" style:font-size-complex="44pt"/>
    </style:style>
    <style:style style:name="T49" style:family="text">
      <style:text-properties style:text-position="sub 58%"/>
    </style:style>
    <style:style style:name="T50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51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2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53" style:family="text">
      <style:text-properties fo:font-size="26pt" fo:font-weight="normal" style:font-size-asian="26pt" style:font-weight-asian="normal" style:font-size-complex="26pt" style:font-weight-complex="normal"/>
    </style:style>
    <style:style style:name="T54" style:family="text">
      <style:text-properties fo:color="#000080" fo:font-size="26pt" fo:font-weight="normal" style:font-size-asian="26pt" style:font-weight-asian="normal" style:font-size-complex="26pt" style:font-weight-complex="normal"/>
    </style:style>
    <style:style style:name="T55" style:family="text">
      <style:text-properties fo:font-size="26pt" fo:font-weight="bold" style:font-size-asian="26pt" style:font-weight-asian="bold" style:font-size-complex="26pt" style:font-weight-complex="bold"/>
    </style:style>
    <style:style style:name="T56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7" style:family="text">
      <style:text-properties fo:color="#00008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8" style:family="text">
      <style:text-properties fo:font-size="26pt" fo:font-style="italic" style:font-size-asian="26pt" style:font-style-asian="italic" style:font-size-complex="26pt" style:font-style-complex="italic"/>
    </style:style>
    <style:style style:name="T59" style:family="text">
      <style:text-properties fo:font-family="LMMonoCaps10" style:font-pitch="fixed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0" style:family="text">
      <style:text-properties fo:color="#8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1" style:family="text">
      <style:text-properties fo:color="#8000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62" style:family="text">
      <style:text-properties fo:font-family="LMMonoCaps10" style:font-pitch="fixed" fo:font-size="26pt" fo:font-weight="bold" style:font-size-asian="26pt" style:font-weight-asian="bold" style:font-size-complex="26pt" style:font-weight-complex="bold"/>
    </style:style>
    <style:style style:name="T63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64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65" style:family="text"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T66" style:family="text">
      <style:text-properties style:use-window-font-color="true" fo:font-family="'Courier 10 Pitch'" style:font-pitch="fixed"/>
    </style:style>
    <style:style style:name="T67" style:family="text">
      <style:text-properties style:use-window-font-color="true" fo:font-size="22pt" style:font-size-asian="22pt" style:font-size-complex="22pt"/>
    </style:style>
    <style:style style:name="T68" style:family="text">
      <style:text-properties style:use-window-font-color="true" fo:font-family="'Courier 10 Pitch'" style:font-pitch="fixed" fo:font-size="26pt" style:font-size-asian="26pt" style:font-size-complex="26pt"/>
    </style:style>
    <style:style style:name="T69" style:family="text">
      <style:text-properties fo:color="#000080" fo:font-family="Arial" style:font-family-generic="swiss" fo:font-size="28pt" style:font-size-asian="28pt" style:font-size-complex="28pt"/>
    </style:style>
    <style:style style:name="T70" style:family="text">
      <style:text-properties style:use-window-font-color="true" fo:font-family="Arial" style:font-family-generic="swiss" fo:font-size="28pt" style:font-size-asian="28pt" style:font-size-complex="28pt"/>
    </style:style>
    <style:style style:name="T71" style:family="text">
      <style:text-properties style:use-window-font-color="true" fo:font-family="Arial" style:font-family-generic="swiss"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NLP Programming Tutorial 7 -<text:line-break/>Topic Models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074cm" presentation:class="title" presentation:user-transformed="true">
          <draw:text-box>
            <text:p>Topics in Documents</text:p>
          </draw:text-box>
        </draw:frame>
        <draw:frame presentation:style-name="pr5" draw:layer="layout" svg:width="25.199cm" svg:height="13.86cm" svg:x="1.471cm" svg:y="4.08cm" presentation:class="outline" presentation:user-transformed="true">
          <draw:text-box>
            <text:list text:style-name="L2">
              <text:list-item>
                <text:p>In general, documents can be grouped into topics</text:p>
              </text:list-item>
            </text:list>
          </draw:text-box>
        </draw:frame>
        <draw:custom-shape draw:style-name="gr2" draw:text-style-name="P4" draw:layer="layout" svg:width="8.255cm" svg:height="5.715cm" svg:x="1.505cm" svg:y="5.985cm">
          <text:p text:style-name="P4">Cuomo to Push for Broader<text:line-break/>Ban on Assault Weapons</text:p>
          <text:p text:style-name="P4"/>
          <text:p text:style-name="P4">…</text:p>
          <text:p text:style-name="P4">…</text:p>
          <text:p text:style-name="P4">…</text:p>
          <text:p text:style-name="P4">…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255cm" svg:height="5.715cm" svg:x="11.206cm" svg:y="5.986cm">
          <text:p text:style-name="P4">2012 Was Hottest</text:p>
          <text:p text:style-name="P4">Year in U.S. History</text:p>
          <text:p text:style-name="P4"/>
          <text:p text:style-name="P4">…</text:p>
          <text:p text:style-name="P4">…</text:p>
          <text:p text:style-name="P4">…</text:p>
          <text:p text:style-name="P4">…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59cm" svg:height="12.065cm" svg:x="0.101cm" svg:y="5.3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074cm" presentation:class="title" presentation:user-transformed="true">
          <draw:text-box>
            <text:p>Topics in Documents</text:p>
          </draw:text-box>
        </draw:frame>
        <draw:frame presentation:style-name="pr7" draw:layer="layout" svg:width="25.199cm" svg:height="1.27cm" svg:x="1.471cm" svg:y="4.08cm" presentation:class="outline" presentation:user-transformed="true">
          <draw:text-box>
            <text:list text:style-name="L2">
              <text:list-item>
                <text:p>In general, documents can be grouped into topics</text:p>
              </text:list-item>
            </text:list>
          </draw:text-box>
        </draw:frame>
        <draw:custom-shape draw:style-name="gr2" draw:text-style-name="P5" draw:layer="layout" svg:width="8.255cm" svg:height="5.715cm" svg:x="1.505cm" svg:y="5.985cm">
          <text:p text:style-name="P4"><text:span text:style-name="T2">Cuomo to Push for Broader</text:span><text:span text:style-name="T2"><text:line-break/></text:span><text:span text:style-name="T2">Ban on Assault Weapons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8.255cm" svg:height="5.715cm" svg:x="11.206cm" svg:y="5.986cm">
          <text:p text:style-name="P4"><text:span text:style-name="T2">2012 Was Hottest</text:span></text:p>
          <text:p text:style-name="P4"><text:span text:style-name="T2">Year in U.S. History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388cm" svg:height="1.276cm" svg:x="3.313cm" svg:y="11.93cm">
          <draw:text-box>
            <text:p><text:span text:style-name="T3">New York</text:span></text:p>
          </draw:text-box>
        </draw:frame>
        <draw:frame draw:style-name="gr4" draw:text-style-name="P6" draw:layer="layout" svg:width="3.415cm" svg:height="1.276cm" svg:x="3.313cm" svg:y="13.23cm">
          <draw:text-box>
            <text:p><text:span text:style-name="T3">Politics</text:span></text:p>
          </draw:text-box>
        </draw:frame>
        <draw:frame draw:style-name="gr4" draw:text-style-name="P6" draw:layer="layout" svg:width="4.376cm" svg:height="1.276cm" svg:x="3.314cm" svg:y="14.53cm">
          <draw:text-box>
            <text:p><text:span text:style-name="T3">Weapons</text:span></text:p>
          </draw:text-box>
        </draw:frame>
        <draw:frame draw:style-name="gr4" draw:text-style-name="P6" draw:layer="layout" svg:width="2.953cm" svg:height="1.276cm" svg:x="3.314cm" svg:y="15.73cm">
          <draw:text-box>
            <text:p><text:span text:style-name="T3">Crime</text:span></text:p>
          </draw:text-box>
        </draw:frame>
        <draw:frame draw:style-name="gr4" draw:text-style-name="P6" draw:layer="layout" svg:width="3.961cm" svg:height="1.276cm" svg:x="13.413cm" svg:y="11.93cm">
          <draw:text-box>
            <text:p><text:span text:style-name="T3">Weather</text:span></text:p>
          </draw:text-box>
        </draw:frame>
        <draw:frame draw:style-name="gr4" draw:text-style-name="P6" draw:layer="layout" svg:width="3.618cm" svg:height="1.276cm" svg:x="13.413cm" svg:y="13.23cm">
          <draw:text-box>
            <text:p><text:span text:style-name="T3">Climate</text:span></text:p>
          </draw:text-box>
        </draw:frame>
        <draw:frame draw:style-name="gr4" draw:text-style-name="P6" draw:layer="layout" svg:width="4.181cm" svg:height="1.276cm" svg:x="13.414cm" svg:y="14.53cm">
          <draw:text-box>
            <text:p><text:span text:style-name="T3">Statistics</text:span></text:p>
          </draw:text-box>
        </draw:frame>
        <draw:frame draw:style-name="gr4" draw:text-style-name="P6" draw:layer="layout" svg:width="2.288cm" svg:height="1.276cm" svg:x="13.414cm" svg:y="15.73cm">
          <draw:text-box>
            <text:p><text:span text:style-name="T3">U.S.</text:span></text:p>
          </draw:text-box>
        </draw:frame>
        <draw:custom-shape draw:style-name="gr3" draw:text-style-name="P4" draw:layer="layout" svg:width="27.559cm" svg:height="12.065cm" svg:x="0.101cm" svg:y="5.3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174cm" presentation:class="title" presentation:user-transformed="true">
          <draw:text-box>
            <text:p>Topic Modeling</text:p>
          </draw:text-box>
        </draw:frame>
        <draw:frame presentation:style-name="pr7" draw:layer="layout" svg:width="25.199cm" svg:height="14.768cm" svg:x="1.471cm" svg:y="4.08cm" presentation:class="outline" presentation:user-transformed="true">
          <draw:text-box>
            <text:list text:style-name="L2">
              <text:list-item>
                <text:p>Topic modeling finds topics <text:span text:style-name="T4">Y</text:span> given documents <text:span text:style-name="T5">X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  <text:p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6"> </text:span></text:p>
              </text:list-item>
              <text:list-item>
                <text:p><text:span text:style-name="T7">A type of “</text:span><text:span text:style-name="T8">structured</text:span><text:span text:style-name="T7">” prediction</text:span></text:p>
              </text:list-item>
            </text:list>
          </draw:text-box>
        </draw:frame>
        <draw:custom-shape draw:style-name="gr2" draw:text-style-name="P5" draw:layer="layout" svg:width="8.255cm" svg:height="5.715cm" svg:x="1.505cm" svg:y="5.985cm">
          <text:p text:style-name="P4"><text:span text:style-name="T2">Cuomo to Push for Broader</text:span><text:span text:style-name="T2"><text:line-break/></text:span><text:span text:style-name="T2">Ban on Assault Weapons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8.255cm" svg:height="5.715cm" svg:x="11.206cm" svg:y="5.986cm">
          <text:p text:style-name="P4"><text:span text:style-name="T2">2012 Was Hottest</text:span></text:p>
          <text:p text:style-name="P4"><text:span text:style-name="T2">Year in U.S. History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388cm" svg:height="1.276cm" svg:x="3.313cm" svg:y="11.93cm">
          <draw:text-box>
            <text:p><text:span text:style-name="T3">New York</text:span></text:p>
          </draw:text-box>
        </draw:frame>
        <draw:frame draw:style-name="gr4" draw:text-style-name="P6" draw:layer="layout" svg:width="3.415cm" svg:height="1.276cm" svg:x="3.313cm" svg:y="13.23cm">
          <draw:text-box>
            <text:p><text:span text:style-name="T3">Politics</text:span></text:p>
          </draw:text-box>
        </draw:frame>
        <draw:frame draw:style-name="gr4" draw:text-style-name="P6" draw:layer="layout" svg:width="4.376cm" svg:height="1.276cm" svg:x="3.314cm" svg:y="14.53cm">
          <draw:text-box>
            <text:p><text:span text:style-name="T3">Weapons</text:span></text:p>
          </draw:text-box>
        </draw:frame>
        <draw:frame draw:style-name="gr4" draw:text-style-name="P6" draw:layer="layout" svg:width="2.953cm" svg:height="1.276cm" svg:x="3.314cm" svg:y="15.73cm">
          <draw:text-box>
            <text:p><text:span text:style-name="T3">Crime</text:span></text:p>
          </draw:text-box>
        </draw:frame>
        <draw:frame draw:style-name="gr4" draw:text-style-name="P6" draw:layer="layout" svg:width="3.961cm" svg:height="1.276cm" svg:x="13.413cm" svg:y="11.93cm">
          <draw:text-box>
            <text:p><text:span text:style-name="T3">Weather</text:span></text:p>
          </draw:text-box>
        </draw:frame>
        <draw:frame draw:style-name="gr4" draw:text-style-name="P6" draw:layer="layout" svg:width="3.618cm" svg:height="1.276cm" svg:x="13.413cm" svg:y="13.23cm">
          <draw:text-box>
            <text:p><text:span text:style-name="T3">Climate</text:span></text:p>
          </draw:text-box>
        </draw:frame>
        <draw:frame draw:style-name="gr4" draw:text-style-name="P6" draw:layer="layout" svg:width="4.181cm" svg:height="1.276cm" svg:x="13.414cm" svg:y="14.53cm">
          <draw:text-box>
            <text:p><text:span text:style-name="T3">Statistics</text:span></text:p>
          </draw:text-box>
        </draw:frame>
        <draw:frame draw:style-name="gr4" draw:text-style-name="P6" draw:layer="layout" svg:width="2.288cm" svg:height="1.276cm" svg:x="13.414cm" svg:y="15.73cm">
          <draw:text-box>
            <text:p><text:span text:style-name="T3">U.S.</text:span></text:p>
          </draw:text-box>
        </draw:frame>
        <draw:path draw:style-name="gr5" draw:text-style-name="P4" draw:layer="layout" svg:width="6.984cm" svg:height="1.27cm" draw:transform="rotate (-1.5707963267949) translate (20.95574685545cm 8.525cm)" svg:viewBox="0 0 6985 1271" svg:d="m0 1271c0 0 1936-1234 3175-1270s3810 1270 3810 1270">
          <text:p/>
        </draw:path>
        <draw:frame draw:style-name="gr4" draw:text-style-name="P6" draw:layer="layout" svg:width="4.236cm" svg:height="2.301cm" svg:x="21.59cm" svg:y="10.43cm">
          <draw:text-box>
            <text:p><text:span text:style-name="T3">Topic</text:span></text:p>
            <text:p><text:span text:style-name="T3">Modeling</text:span></text:p>
          </draw:text-box>
        </draw:frame>
        <draw:frame draw:style-name="gr4" draw:text-style-name="P8" draw:layer="layout" svg:width="1.158cm" svg:height="1.352cm" svg:x="0.1cm" svg:y="7.89cm">
          <draw:text-box>
            <text:p><text:span text:style-name="T9">X</text:span></text:p>
          </draw:text-box>
        </draw:frame>
        <draw:frame draw:style-name="gr4" draw:text-style-name="P9" draw:layer="layout" svg:width="1.158cm" svg:height="1.352cm" svg:x="0.1cm" svg:y="13.69cm">
          <draw:text-box>
            <text:p><text:span text:style-name="T10">Y</text:span></text:p>
          </draw:text-box>
        </draw:frame>
        <draw:custom-shape draw:style-name="gr3" draw:text-style-name="P4" draw:layer="layout" svg:width="27.559cm" svg:height="12.065cm" svg:x="0.101cm" svg:y="5.3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obabilistic Generative Model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We assume some probabilistic model generated the <text:span text:style-name="T4">topics Y</text:span> and <text:span text:style-name="T5">documents X</text:span> jointly<text:line-break/><text:line-break/><text:line-break/></text:p>
              </text:list-item>
              <text:list-item>
                <text:p>The topics <text:span text:style-name="T4">Y</text:span> with highest joint probability given <text:span text:style-name="T5">X</text:span> also has the highest conditional probability </text:p>
              </text:list-item>
            </text:list>
          </draw:text-box>
        </draw:frame>
        <draw:frame draw:style-name="gr6" draw:layer="layout" svg:width="8.133cm" svg:height="2.462cm" svg:x="8.89cm" svg:y="7.69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layer="layout" svg:width="22.86cm" svg:height="2.87cm" svg:x="2.205cm" svg:y="14.37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Generative Topic Model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Assume we have words <text:span text:style-name="T5">X</text:span> and topics <text:span text:style-name="T4">Y</text:span>:<text:line-break/><text:line-break/><text:line-break/><text:line-break/></text:p>
              </text:list-item>
              <text:list-item>
                <text:p>First decide topics (independently)<text:line-break/><text:line-break/></text:p>
              </text:list-item>
              <text:list-item>
                <text:p>Then decide words given topics (independently)</text:p>
              </text:list-item>
            </text:list>
          </draw:text-box>
        </draw:frame>
        <draw:frame draw:style-name="gr4" draw:text-style-name="P10" draw:layer="layout" svg:width="23.874cm" svg:height="1.276cm" svg:x="1.975cm" svg:y="6.676cm">
          <draw:text-box>
            <text:p text:style-name="P4"><text:span text:style-name="T11">X = Cuomo to Push for Broader Ban on Assault Weapons</text:span></text:p>
          </draw:text-box>
        </draw:frame>
        <draw:frame draw:style-name="gr4" draw:text-style-name="P11" draw:layer="layout" svg:width="23.286cm" svg:height="1.276cm" svg:x="2.005cm" svg:y="8.36cm">
          <draw:text-box>
            <text:p><text:span text:style-name="T12">Y</text:span><text:span text:style-name="T13"> </text:span><text:span text:style-name="T14">= <text:s text:c="2"/>NY <text:s/>Func Pol Func Pol <text:s text:c="5"/>Pol Func Crime <text:s text:c="3"/>Crime</text:span></text:p>
          </draw:text-box>
        </draw:frame>
        <draw:custom-shape draw:style-name="gr3" draw:text-style-name="P4" draw:layer="layout" svg:width="25.4cm" svg:height="3.14cm" svg:x="1.27cm" svg:y="6.48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8.612cm" svg:height="0.962cm" svg:x="8.355cm" svg:y="9.598cm">
          <draw:text-box>
            <text:p>NY=New York, <text:s/>Func=Function Word, Pol=Politics, Crime=Crime</text:p>
          </draw:text-box>
        </draw:frame>
        <draw:frame draw:style-name="gr6" draw:layer="layout" svg:width="10.16cm" svg:height="2.286cm" svg:x="9.131cm" svg:y="12.46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2.593cm" svg:height="2.286cm" svg:x="7.931cm" svg:y="16.16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7" draw:text-style-name="P4" draw:layer="layout" svg:x1="5.18cm" svg:y1="8.555cm" svg:x2="5.18cm" svg:y2="7.92cm">
          <text:p/>
        </draw:line>
        <draw:line draw:style-name="gr7" draw:text-style-name="P4" draw:layer="layout" svg:x1="7.48cm" svg:y1="8.556cm" svg:x2="7.48cm" svg:y2="7.921cm">
          <text:p/>
        </draw:line>
        <draw:line draw:style-name="gr7" draw:text-style-name="P4" draw:layer="layout" svg:x1="9.18cm" svg:y1="8.556cm" svg:x2="9.18cm" svg:y2="7.921cm">
          <text:p/>
        </draw:line>
        <draw:line draw:style-name="gr7" draw:text-style-name="P4" draw:layer="layout" svg:x1="10.98cm" svg:y1="8.556cm" svg:x2="10.98cm" svg:y2="7.921cm">
          <text:p/>
        </draw:line>
        <draw:line draw:style-name="gr7" draw:text-style-name="P4" draw:layer="layout" svg:x1="13.18cm" svg:y1="8.556cm" svg:x2="13.18cm" svg:y2="7.921cm">
          <text:p/>
        </draw:line>
        <draw:line draw:style-name="gr7" draw:text-style-name="P4" draw:layer="layout" svg:x1="16.08cm" svg:y1="8.556cm" svg:x2="16.08cm" svg:y2="7.921cm">
          <text:p/>
        </draw:line>
        <draw:line draw:style-name="gr7" draw:text-style-name="P4" draw:layer="layout" svg:x1="17.78cm" svg:y1="8.557cm" svg:x2="17.78cm" svg:y2="7.922cm">
          <text:p/>
        </draw:line>
        <draw:line draw:style-name="gr7" draw:text-style-name="P4" draw:layer="layout" svg:x1="20.08cm" svg:y1="8.557cm" svg:x2="20.08cm" svg:y2="7.922cm">
          <text:p/>
        </draw:line>
        <draw:line draw:style-name="gr7" draw:text-style-name="P4" draw:layer="layout" svg:x1="23.78cm" svg:y1="8.557cm" svg:x2="23.78cm" svg:y2="7.922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174cm" presentation:class="title" presentation:user-transformed="true">
          <draw:text-box>
            <text:p>Unsupervised Topic Modeling</text:p>
          </draw:text-box>
        </draw:frame>
        <draw:frame presentation:style-name="pr7" draw:layer="layout" svg:width="25.199cm" svg:height="16.369cm" svg:x="1.471cm" svg:y="4.08cm" presentation:class="outline" presentation:user-transformed="true">
          <draw:text-box>
            <text:list text:style-name="L2">
              <text:list-item>
                <text:p>Given <text:span text:style-name="T15">only</text:span> the documents <text:span text:style-name="T5">X</text:span>, find topic-like clusters <text:span text:style-name="T4">Y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  <text:p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6"> </text:span></text:p>
              </text:list-item>
              <text:list-item>
                <text:p><text:span text:style-name="T7">A type of “</text:span><text:span text:style-name="T8">structured</text:span><text:span text:style-name="T7">” prediction</text:span></text:p>
              </text:list-item>
              <text:list-item>
                <text:p><text:span text:style-name="T7">But unlike before, we have no labeled training data!</text:span></text:p>
              </text:list-item>
            </text:list>
          </draw:text-box>
        </draw:frame>
        <draw:custom-shape draw:style-name="gr2" draw:text-style-name="P5" draw:layer="layout" svg:width="8.255cm" svg:height="5.715cm" svg:x="1.505cm" svg:y="5.985cm">
          <text:p text:style-name="P4"><text:span text:style-name="T2">Cuomo to Push for Broader</text:span><text:span text:style-name="T2"><text:line-break/></text:span><text:span text:style-name="T2">Ban on Assault Weapons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8.255cm" svg:height="5.715cm" svg:x="11.206cm" svg:y="5.986cm">
          <text:p text:style-name="P4"><text:span text:style-name="T2">2012 Was Hottest</text:span></text:p>
          <text:p text:style-name="P4"><text:span text:style-name="T2">Year in U.S. History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526cm" svg:height="1.276cm" svg:x="3.313cm" svg:y="11.93cm">
          <draw:text-box>
            <text:p><text:span text:style-name="T3">32</text:span></text:p>
          </draw:text-box>
        </draw:frame>
        <draw:frame draw:style-name="gr4" draw:text-style-name="P6" draw:layer="layout" svg:width="1.526cm" svg:height="1.276cm" svg:x="3.313cm" svg:y="13.23cm">
          <draw:text-box>
            <text:p><text:span text:style-name="T3">24</text:span></text:p>
          </draw:text-box>
        </draw:frame>
        <draw:frame draw:style-name="gr4" draw:text-style-name="P6" draw:layer="layout" svg:width="1.526cm" svg:height="1.276cm" svg:x="3.314cm" svg:y="14.53cm">
          <draw:text-box>
            <text:p><text:span text:style-name="T3">10</text:span></text:p>
          </draw:text-box>
        </draw:frame>
        <draw:frame draw:style-name="gr4" draw:text-style-name="P6" draw:layer="layout" svg:width="1.526cm" svg:height="1.276cm" svg:x="3.314cm" svg:y="15.73cm">
          <draw:text-box>
            <text:p><text:span text:style-name="T3">19</text:span></text:p>
          </draw:text-box>
        </draw:frame>
        <draw:frame draw:style-name="gr4" draw:text-style-name="P6" draw:layer="layout" svg:width="1.014cm" svg:height="1.276cm" svg:x="13.413cm" svg:y="11.93cm">
          <draw:text-box>
            <text:p><text:span text:style-name="T3">5</text:span></text:p>
          </draw:text-box>
        </draw:frame>
        <draw:frame draw:style-name="gr4" draw:text-style-name="P6" draw:layer="layout" svg:width="1.526cm" svg:height="1.276cm" svg:x="13.413cm" svg:y="13.23cm">
          <draw:text-box>
            <text:p><text:span text:style-name="T3">18</text:span></text:p>
          </draw:text-box>
        </draw:frame>
        <draw:frame draw:style-name="gr4" draw:text-style-name="P6" draw:layer="layout" svg:width="1.526cm" svg:height="1.276cm" svg:x="13.414cm" svg:y="14.53cm">
          <draw:text-box>
            <text:p><text:span text:style-name="T3">49</text:span></text:p>
          </draw:text-box>
        </draw:frame>
        <draw:frame draw:style-name="gr4" draw:text-style-name="P6" draw:layer="layout" svg:width="1.526cm" svg:height="1.276cm" svg:x="13.414cm" svg:y="15.73cm">
          <draw:text-box>
            <text:p><text:span text:style-name="T3">37</text:span></text:p>
          </draw:text-box>
        </draw:frame>
        <draw:path draw:style-name="gr5" draw:text-style-name="P4" draw:layer="layout" svg:width="6.984cm" svg:height="1.27cm" draw:transform="rotate (-1.5707963267949) translate (20.95574685545cm 8.525cm)" svg:viewBox="0 0 6985 1271" svg:d="m0 1271c0 0 1936-1234 3175-1270s3810 1270 3810 1270">
          <text:p/>
        </draw:path>
        <draw:frame draw:style-name="gr4" draw:text-style-name="P6" draw:layer="layout" svg:width="6.132cm" svg:height="3.326cm" svg:x="21.59cm" svg:y="10.43cm">
          <draw:text-box>
            <text:p><text:span text:style-name="T3">Unsupervised</text:span></text:p>
            <text:p><text:span text:style-name="T3">Topic</text:span></text:p>
            <text:p><text:span text:style-name="T3">Modeling</text:span></text:p>
          </draw:text-box>
        </draw:frame>
        <draw:frame draw:style-name="gr4" draw:text-style-name="P8" draw:layer="layout" svg:width="1.158cm" svg:height="1.352cm" svg:x="0.1cm" svg:y="7.89cm">
          <draw:text-box>
            <text:p><text:span text:style-name="T9">X</text:span></text:p>
          </draw:text-box>
        </draw:frame>
        <draw:frame draw:style-name="gr4" draw:text-style-name="P9" draw:layer="layout" svg:width="1.158cm" svg:height="1.352cm" svg:x="0.1cm" svg:y="13.69cm">
          <draw:text-box>
            <text:p><text:span text:style-name="T10">Y</text:span></text:p>
          </draw:text-box>
        </draw:frame>
        <draw:custom-shape draw:style-name="gr3" draw:text-style-name="P4" draw:layer="layout" svg:width="27.559cm" svg:height="12.065cm" svg:x="0.1cm" svg:y="5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Latent Dirichlet Allocation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Most popular generative model for topic modeling</text:p>
              </text:list-item>
              <text:list-item>
                <text:p>First generate model parameters <text:span text:style-name="T4">θ</text:span>:</text:p>
              </text:list-item>
              <text:list-item>
                <text:p>For every document in <text:span text:style-name="T5">X</text:span>:</text:p>
                <text:list>
                  <text:list-item>
                    <text:p>Generate document topic distribution <text:span text:style-name="T4">T</text:span><text:span text:style-name="T16">i</text:span>:</text:p>
                  </text:list-item>
                  <text:list-item>
                    <text:p>For each word <text:span text:style-name="T5">x</text:span><text:span text:style-name="T17">i,j</text:span> in <text:span text:style-name="T5">X</text:span><text:span text:style-name="T17">i</text:span>:</text:p>
                    <text:list>
                      <text:list-item>
                        <text:p>Generate word topic <text:span text:style-name="T4">y</text:span><text:span text:style-name="T16">i,j</text:span>:</text:p>
                      </text:list-item>
                      <text:list-item>
                        <text:p>Generate the word <text:span text:style-name="T5">x</text:span><text:span text:style-name="T17">i,j</text:span><text:span text:style-name="T18">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layer="layout" svg:width="3.81cm" svg:height="1.803cm" svg:x="18.14cm" svg:y="6.3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5.439cm" svg:height="1.923cm" svg:x="20.085cm" svg:y="9.52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6.717cm" svg:height="1.923cm" svg:x="13.786cm" svg:y="12.52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8.926cm" svg:height="1.923cm" svg:x="13.786cm" svg:y="14.62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27.153cm" svg:height="1.767cm" svg:x="0.275cm" svg:y="17.7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Maximum Likelihood Estimation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Assume we have words <text:span text:style-name="T5">X</text:span> and topics <text:span text:style-name="T4">Y</text:span>:<text:line-break/><text:line-break/><text:line-break/><text:line-break/></text:p>
              </text:list-item>
              <text:list-item>
                <text:p>Can decide the topic distribution for each document:<text:line-break/><text:line-break/></text:p>
              </text:list-item>
              <text:list-item>
                <text:p>Can decide word distribution for each topic:</text:p>
              </text:list-item>
            </text:list>
          </draw:text-box>
        </draw:frame>
        <draw:frame draw:style-name="gr4" draw:text-style-name="P10" draw:layer="layout" svg:width="24.17cm" svg:height="1.579cm" svg:x="1.975cm" svg:y="6.776cm">
          <draw:text-box>
            <text:p text:style-name="P4"><text:span text:style-name="T11">X</text:span><text:span text:style-name="T19">1</text:span><text:span text:style-name="T11"> = Cuomo to Push for Broader Ban on Assault Weapons</text:span></text:p>
          </draw:text-box>
        </draw:frame>
        <draw:frame draw:style-name="gr4" draw:text-style-name="P11" draw:layer="layout" svg:width="22.587cm" svg:height="1.579cm" svg:x="2.005cm" svg:y="8.46cm">
          <draw:text-box>
            <text:p><text:span text:style-name="T12">Y</text:span><text:span text:style-name="T20">1</text:span><text:span text:style-name="T13"> </text:span><text:span text:style-name="T14">= <text:s text:c="2"/>32 <text:s text:c="5"/>7 <text:s text:c="3"/>24 <text:s text:c="3"/>7 <text:s text:c="5"/>24 <text:s text:c="6"/>24 <text:s text:c="2"/>7 <text:s text:c="6"/>10 <text:s text:c="9"/>10</text:span></text:p>
          </draw:text-box>
        </draw:frame>
        <draw:custom-shape draw:style-name="gr3" draw:text-style-name="P4" draw:layer="layout" svg:width="25.4cm" svg:height="3.575cm" svg:x="1.27cm" svg:y="6.48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18cm" svg:y1="8.655cm" svg:x2="5.18cm" svg:y2="8.02cm">
          <text:p/>
        </draw:line>
        <draw:line draw:style-name="gr7" draw:text-style-name="P4" draw:layer="layout" svg:x1="7.48cm" svg:y1="8.656cm" svg:x2="7.48cm" svg:y2="8.021cm">
          <text:p/>
        </draw:line>
        <draw:line draw:style-name="gr7" draw:text-style-name="P4" draw:layer="layout" svg:x1="9.18cm" svg:y1="8.656cm" svg:x2="9.18cm" svg:y2="8.021cm">
          <text:p/>
        </draw:line>
        <draw:line draw:style-name="gr7" draw:text-style-name="P4" draw:layer="layout" svg:x1="10.98cm" svg:y1="8.656cm" svg:x2="10.98cm" svg:y2="8.021cm">
          <text:p/>
        </draw:line>
        <draw:line draw:style-name="gr7" draw:text-style-name="P4" draw:layer="layout" svg:x1="13.18cm" svg:y1="8.656cm" svg:x2="13.18cm" svg:y2="8.021cm">
          <text:p/>
        </draw:line>
        <draw:line draw:style-name="gr7" draw:text-style-name="P4" draw:layer="layout" svg:x1="16.08cm" svg:y1="8.656cm" svg:x2="16.08cm" svg:y2="8.021cm">
          <text:p/>
        </draw:line>
        <draw:line draw:style-name="gr7" draw:text-style-name="P4" draw:layer="layout" svg:x1="17.78cm" svg:y1="8.657cm" svg:x2="17.78cm" svg:y2="8.022cm">
          <text:p/>
        </draw:line>
        <draw:line draw:style-name="gr7" draw:text-style-name="P4" draw:layer="layout" svg:x1="20.08cm" svg:y1="8.657cm" svg:x2="20.08cm" svg:y2="8.022cm">
          <text:p/>
        </draw:line>
        <draw:line draw:style-name="gr7" draw:text-style-name="P4" draw:layer="layout" svg:x1="23.78cm" svg:y1="8.657cm" svg:x2="23.78cm" svg:y2="8.022cm">
          <text:p/>
        </draw:line>
        <draw:frame draw:style-name="gr6" draw:layer="layout" svg:width="11.861cm" svg:height="1.556cm" svg:x="0.504cm" svg:y="12.7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layer="layout" svg:width="9.859cm" svg:height="1.556cm" svg:x="15.009cm" svg:y="12.7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1.738cm" svg:height="0.962cm" svg:x="13.635cm" svg:y="13.1cm">
          <draw:text-box>
            <text:p>e.g.:</text:p>
          </draw:text-box>
        </draw:frame>
        <draw:frame draw:style-name="gr6" draw:layer="layout" svg:width="11.757cm" svg:height="1.458cm" svg:x="0.504cm" svg:y="16.9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layer="layout" svg:width="13.645cm" svg:height="1.458cm" svg:x="14.205cm" svg:y="16.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1.738cm" svg:height="0.962cm" svg:x="13.635cm" svg:y="16.2cm">
          <draw:text-box>
            <text:p>e.g.: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oblem: Unobserved Variables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5">Problem:</text:span> We do not know the values of <text:span text:style-name="T4">y</text:span><text:span text:style-name="T16">i,j</text:span></text:p>
              </text:list-item>
              <text:list-item>
                <text:p><text:span text:style-name="T21">Solution: </text:span><text:span text:style-name="T22">Use a method for unsupervised learning</text:span></text:p>
                <text:list>
                  <text:list-item>
                    <text:p><text:span text:style-name="T22">EM Algorithm</text:span></text:p>
                  </text:list-item>
                  <text:list-item>
                    <text:p><text:span text:style-name="T22">Variational Bayes</text:span></text:p>
                  </text:list-item>
                  <text:list-item>
                    <text:p><text:span text:style-name="T23">Samp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draw:frame presentation:style-name="pr8" draw:text-style-name="P12" draw:layer="layout" svg:width="25.199cm" svg:height="2.987cm" svg:x="1.27cm" svg:y="1.399cm" presentation:class="title" presentation:user-transformed="true">
          <draw:text-box>
            <text:p><text:span text:style-name="T24">Sampling Basics</text:span></text:p>
          </draw:text-box>
        </draw:frame>
        <draw:frame presentation:style-name="pr9" draw:text-style-name="P12" draw:layer="layout" svg:width="25.199cm" svg:height="13.61cm" svg:x="1.471cm" svg:y="4.38cm" presentation:class="outline" presentation:user-transformed="true">
          <draw:text-box>
            <text:list text:style-name="L2">
              <text:list-item>
                <text:p><text:span text:style-name="T24">Generate a sample from probability distribution:</text:span><text:span text:style-name="T24"><text:line-break/></text:span><text:span text:style-name="T24"><text:line-break/></text:span><text:span text:style-name="T24"><text:line-break/></text:span><text:span text:style-name="T24"/></text:p>
              </text:list-item>
              <text:list-item>
                <text:p><text:span text:style-name="T24">Count the samples and calculate probabilities</text:span><text:span text:style-name="T24"><text:line-break/></text:span><text:span text:style-name="T24"><text:line-break/></text:span><text:span text:style-name="T25"> </text:span></text:p>
              </text:list-item>
              <text:list-item>
                <text:p><text:span text:style-name="T24">More samples = better approximation</text:span></text:p>
              </text:list-item>
            </text:list>
          </draw:text-box>
        </draw:frame>
        <draw:frame draw:style-name="gr4" draw:text-style-name="P13" draw:layer="layout" svg:width="23.023cm" svg:height="1.195cm" svg:x="1.785cm" svg:y="5.885cm">
          <draw:text-box>
            <text:p><text:span text:style-name="T26">Distribution: </text:span><text:span text:style-name="T27">P(Noun)=0.5 <text:s text:c="2"/>P(Verb)=0.3 <text:s text:c="2"/>P(Preposition)=0.2</text:span></text:p>
          </draw:text-box>
        </draw:frame>
        <draw:frame draw:style-name="gr4" draw:text-style-name="P14" draw:layer="layout" svg:width="24.45cm" svg:height="1.119cm" svg:x="0.97cm" svg:y="10.92cm">
          <draw:text-box>
            <text:p><text:span text:style-name="T28">P(Noun)= 4/10 = 0.4, P(Verb)= 4/10 = 0.4, P(Preposition) = 2/10 = 0.2</text:span></text:p>
          </draw:text-box>
        </draw:frame>
        <draw:frame draw:style-name="gr4" draw:text-style-name="P15" draw:layer="layout" svg:width="24.222cm" svg:height="1.119cm" svg:x="1.47cm" svg:y="7.221cm">
          <draw:text-box>
            <text:p><text:span text:style-name="T29">Sample: </text:span><text:span text:style-name="T28">Verb Verb Prep. Noun Noun Prep. Noun Verb Verb Noun</text:span><text:span text:style-name="T29"> … </text:span></text:p>
          </draw:text-box>
        </draw:frame>
        <draw:custom-shape draw:style-name="gr8" draw:text-style-name="P16" draw:layer="layout" svg:width="25.4cm" svg:height="3.002cm" svg:x="1.27cm" svg:y="5.65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18.204cm" svg:height="7.03cm" svg:x="5.291cm" svg:y="13.8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draw:frame presentation:style-name="pr8" draw:text-style-name="P12" draw:layer="layout" svg:width="25.199cm" svg:height="2.987cm" svg:x="1.27cm" svg:y="1.699cm" presentation:class="title" presentation:user-transformed="true">
          <draw:text-box>
            <text:p><text:span text:style-name="T24">Actual Algorithm</text:span></text:p>
          </draw:text-box>
        </draw:frame>
        <draw:frame presentation:style-name="pr9" draw:text-style-name="P12" draw:layer="layout" svg:width="25.199cm" svg:height="13.61cm" svg:x="2.571cm" svg:y="5.08cm" presentation:class="outline" presentation:user-transformed="true">
          <draw:text-box>
            <text:p><text:span text:style-name="T30">SampleOne</text:span><text:span text:style-name="T24">(probs[])</text:span></text:p>
            <text:p><text:span text:style-name="T24"><text:s text:c="5"/></text:span><text:span text:style-name="T24">z = </text:span><text:span text:style-name="T30">Sum</text:span><text:span text:style-name="T24">(probs)</text:span></text:p>
            <text:p><text:span text:style-name="T24"><text:s text:c="5"/></text:span><text:span text:style-name="T24">remaining = </text:span><text:span text:style-name="T30">Rand</text:span><text:span text:style-name="T24">(z)</text:span></text:p>
            <text:p><text:span text:style-name="T31"><text:s text:c="5"/></text:span><text:span text:style-name="T31">for each</text:span><text:span text:style-name="T24"> i </text:span><text:span text:style-name="T31">in</text:span><text:span text:style-name="T24"> 0 .. probs.size-1</text:span></text:p>
            <text:p><text:span text:style-name="T24"><text:s text:c="10"/></text:span><text:span text:style-name="T24">remaining -= probs[i]</text:span></text:p>
            <text:p><text:span text:style-name="T24"><text:s text:c="10"/></text:span><text:span text:style-name="T31">if</text:span><text:span text:style-name="T24"> remaining &lt;= 0</text:span></text:p>
            <text:p><text:span text:style-name="T24"><text:s text:c="15"/></text:span><text:span text:style-name="T31">return</text:span><text:span text:style-name="T24"> i</text:span></text:p>
          </draw:text-box>
        </draw:frame>
        <draw:frame draw:style-name="gr4" draw:text-style-name="P17" draw:layer="layout" svg:width="10.518cm" svg:height="1.987cm" svg:x="17.232cm" svg:y="8.115cm">
          <draw:text-box>
            <text:p><text:span text:style-name="T32">Generate number from</text:span><text:span text:style-name="T32"><text:line-break/></text:span><text:span text:style-name="T32">uniform distribution over [0,z)</text:span></text:p>
          </draw:text-box>
        </draw:frame>
        <draw:frame draw:style-name="gr4" draw:text-style-name="P17" draw:layer="layout" svg:width="9.79cm" svg:height="1.119cm" svg:x="17.233cm" svg:y="10.316cm">
          <draw:text-box>
            <text:p><text:span text:style-name="T32">Iterate over all probabilities</text:span></text:p>
          </draw:text-box>
        </draw:frame>
        <draw:frame draw:style-name="gr4" draw:text-style-name="P17" draw:layer="layout" svg:width="10.086cm" svg:height="1.119cm" svg:x="17.233cm" svg:y="11.817cm">
          <draw:text-box>
            <text:p><text:span text:style-name="T32">Subtract current prob. value</text:span></text:p>
          </draw:text-box>
        </draw:frame>
        <draw:frame draw:style-name="gr4" draw:text-style-name="P17" draw:layer="layout" svg:width="9.566cm" svg:height="1.987cm" svg:x="17.233cm" svg:y="13.618cm">
          <draw:text-box>
            <text:p><text:span text:style-name="T32">If smaller than zero, return</text:span></text:p>
            <text:p><text:span text:style-name="T32">current index as answer</text:span></text:p>
          </draw:text-box>
        </draw:frame>
        <draw:frame draw:style-name="gr4" draw:text-style-name="P17" draw:layer="layout" svg:width="8.444cm" svg:height="1.119cm" svg:x="17.233cm" svg:y="6.116cm">
          <draw:text-box>
            <text:p><text:span text:style-name="T32">Calculate sum of probs</text:span></text:p>
          </draw:text-box>
        </draw:frame>
        <draw:frame draw:style-name="gr4" draw:text-style-name="P18" xml:id="id1" draw:id="id1" draw:layer="layout" svg:width="12.266cm" svg:height="1.195cm" svg:x="3.908cm" svg:y="16.492cm">
          <draw:text-box>
            <text:p><text:span text:style-name="T33">Bug check, beware of overflow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draw:frame presentation:style-name="pr8" draw:layer="layout" svg:width="25.199cm" svg:height="2.987cm" svg:x="1.27cm" svg:y="1.699cm" presentation:class="title">
          <draw:text-box>
            <text:p>Gibbs Sampling</text:p>
          </draw:text-box>
        </draw:frame>
        <draw:frame presentation:style-name="pr9" draw:layer="layout" svg:width="25.199cm" svg:height="13.61cm" svg:x="1.471cm" svg:y="5.08cm" presentation:class="outline" presentation:user-transformed="true">
          <draw:text-box>
            <text:list text:style-name="L2">
              <text:list-item>
                <text:p>Want to sample a 2-variable distribution P(A,B)</text:p>
                <text:list>
                  <text:list-item>
                    <text:p>… but cannot sample directly from P(A,B)</text:p>
                  </text:list-item>
                  <text:list-item>
                    <text:p>… but can sample from P(A|B) and P(B|A)</text:p>
                  </text:list-item>
                </text:list>
              </text:list-item>
              <text:list-item>
                <text:p><text:span text:style-name="T5">Gibbs sampling </text:span><text:span text:style-name="T4">samples variables one-by-one to recover true distribution</text:span></text:p>
              </text:list-item>
              <text:list-item>
                <text:p>Each iteration:<text:line-break/><text:tab/>Leave A fixed, sample B from P(B|A)<text:line-break/><text:tab/>Leave B fixed, sample A from P(A|B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draw:frame presentation:style-name="pr8" draw:layer="layout" svg:width="25.199cm" svg:height="2.987cm" svg:x="1.27cm" svg:y="1.699cm" presentation:class="title" presentation:user-transformed="true">
          <draw:text-box>
            <text:p>Example of Gibbs Sampling</text:p>
          </draw:text-box>
        </draw:frame>
        <draw:frame presentation:style-name="pr9" draw:layer="layout" svg:width="25.199cm" svg:height="16.414cm" svg:x="1.471cm" svg:y="5.08cm" presentation:class="outline" presentation:user-transformed="true">
          <draw:text-box>
            <text:list text:style-name="L2">
              <text:list-item>
                <text:p><text:span text:style-name="T5">Parent A </text:span>and <text:span text:style-name="T4">child B </text:span>are shopping, what sex?<text:line-break/>P(<text:span text:style-name="T5">Mother</text:span>|<text:span text:style-name="T4">Daughter</text:span>) = 5/6 = 0.833 <text:s text:c="2"/><text:line-break/>P(<text:span text:style-name="T5">Mother</text:span>|<text:span text:style-name="T4">Son</text:span>) = 5/8 = 0.625<text:line-break/>P(<text:span text:style-name="T4">Daughter</text:span>|<text:span text:style-name="T5">Mother</text:span>) = 2/3 = 0.667 <text:line-break/>P(<text:span text:style-name="T4">Daughter</text:span>|<text:span text:style-name="T5">Father</text:span>) = 2/5 = 0.4</text:p>
              </text:list-item>
              <text:list-item>
                <text:p>Original state: <text:span text:style-name="T5">Mother</text:span>/<text:span text:style-name="T4">Daughter</text:span><text:line-break/><text:tab/>Sample P(<text:span text:style-name="T5">Mother</text:span>|<text:span text:style-name="T4">Daughter</text:span>)=0.833, chose <text:span text:style-name="T5">Mother</text:span><text:line-break/><text:tab/>Sample P(<text:span text:style-name="T4">Daughter</text:span>|<text:span text:style-name="T5">Mother</text:span>)=0.667, chose <text:span text:style-name="T4">Son</text:span><text:line-break/>　<text:span text:style-name="T7">c(Mother, Son)++</text:span><text:line-break/><text:tab/>Sample P(<text:span text:style-name="T5">Mother</text:span>|<text:span text:style-name="T4">Son</text:span>)=0.625, chose <text:span text:style-name="T5">Mother</text:span><text:line-break/><text:tab/><text:span text:style-name="T34">Sample P(</text:span><text:span text:style-name="T35">Daughter</text:span><text:span text:style-name="T34">|</text:span><text:span text:style-name="T36">Mother</text:span><text:span text:style-name="T34">)=0.667, chose </text:span><text:span text:style-name="T35">Daughter</text:span><text:line-break/>　<text:span text:style-name="T7">c(Mother, Daughter)++</text:span><text:line-break/> <text:s text:c="38"/>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draw:frame presentation:style-name="pr8" draw:layer="layout" svg:width="25.199cm" svg:height="2.987cm" svg:x="1.27cm" svg:y="1.699cm" presentation:class="title">
          <draw:text-box>
            <text:p>Try it Out:</text:p>
          </draw:text-box>
        </draw:frame>
        <draw:frame presentation:style-name="pr11" draw:layer="layout" svg:width="25.199cm" svg:height="2.18cm" svg:x="1.471cm" svg:y="16.51cm" presentation:class="outline" presentation:user-transformed="true">
          <draw:text-box>
            <text:list text:style-name="L2">
              <text:list-item>
                <text:p>In this case, we can confirm this result by hand</text:p>
              </text:list-item>
            </text:list>
          </draw:text-box>
        </draw:frame>
        <draw:frame draw:style-name="gr9" draw:layer="layout" svg:width="24.765cm" svg:height="12.065cm" svg:x="1.905cm" svg:y="3.8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Sampling in Topic Models (1)</text:p>
          </draw:text-box>
        </draw:frame>
        <draw:frame presentation:style-name="pr12" draw:layer="layout" svg:width="25.199cm" svg:height="7.759cm" svg:x="1.471cm" svg:y="4.306cm" presentation:class="outline" presentation:user-transformed="true">
          <draw:text-box>
            <text:list text:style-name="L2">
              <text:list-item>
                <text:p>Sample one <text:span text:style-name="T4">y</text:span><text:span text:style-name="T16">i,j</text:span> at a time:<text:line-break/><text:line-break/><text:line-break/><text:line-break/></text:p>
              </text:list-item>
              <text:list-item>
                <text:p>Subtract of <text:span text:style-name="T10">y</text:span><text:span text:style-name="T37">i,j</text:span> and re-calculate topics and parameters</text:p>
              </text:list-item>
            </text:list>
          </draw:text-box>
        </draw:frame>
        <draw:frame draw:style-name="gr4" draw:text-style-name="P6" draw:layer="layout" svg:width="24.221cm" svg:height="1.579cm" svg:x="1.84cm" svg:y="6.611cm">
          <draw:text-box>
            <text:p text:style-name="P4"><text:span text:style-name="T3">X</text:span><text:span text:style-name="T38">1</text:span><text:span text:style-name="T3"> = </text:span><text:span text:style-name="T11">Cuomo</text:span><text:span text:style-name="T3"> </text:span><text:span text:style-name="T14">to</text:span><text:span text:style-name="T3"> </text:span><text:span text:style-name="T39">Push</text:span><text:span text:style-name="T3"> </text:span><text:span text:style-name="T14">for</text:span><text:span text:style-name="T3"> </text:span><text:span text:style-name="T40">Broader</text:span><text:span text:style-name="T3"> </text:span><text:span text:style-name="T39">Ban</text:span><text:span text:style-name="T3"> </text:span><text:span text:style-name="T14">on</text:span><text:span text:style-name="T3"> </text:span><text:span text:style-name="T41">Assault Weapons</text:span></text:p>
          </draw:text-box>
        </draw:frame>
        <draw:frame draw:style-name="gr4" draw:text-style-name="P6" draw:layer="layout" svg:width="22.708cm" svg:height="1.579cm" svg:x="1.77cm" svg:y="7.695cm">
          <draw:text-box>
            <text:p><text:span text:style-name="T38"><text:s/></text:span><text:span text:style-name="T42">Y</text:span><text:span text:style-name="T43">1</text:span><text:span text:style-name="T44"> </text:span><text:span text:style-name="T3">= <text:s text:c="5"/></text:span><text:span text:style-name="T11">5</text:span><text:span text:style-name="T3"> <text:s text:c="7"/></text:span><text:span text:style-name="T14">7</text:span><text:span text:style-name="T3"> <text:s text:c="3"/></text:span><text:span text:style-name="T39">4</text:span><text:span text:style-name="T3"> <text:s text:c="3"/></text:span><text:span text:style-name="T14">7</text:span><text:span text:style-name="T3"> <text:s text:c="7"/></text:span><text:span text:style-name="T40">3</text:span><text:span text:style-name="T3"> <text:s text:c="7"/></text:span><text:span text:style-name="T39">4</text:span><text:span text:style-name="T3"> <text:s text:c="4"/></text:span><text:span text:style-name="T14">7</text:span><text:span text:style-name="T3"> <text:s text:c="6"/></text:span><text:span text:style-name="T41">6</text:span><text:span text:style-name="T3"> <text:s text:c="11"/></text:span><text:span text:style-name="T41">6</text:span></text:p>
          </draw:text-box>
        </draw:frame>
        <draw:custom-shape draw:style-name="gr3" draw:text-style-name="P4" draw:layer="layout" svg:width="25.4cm" svg:height="3.04cm" svg:x="1.135cm" svg:y="6.32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594cm" svg:height="1.276cm" svg:x="1.217cm" svg:y="12.624cm">
          <draw:text-box>
            <text:p><text:span text:style-name="T3">{0, 0, </text:span><text:span text:style-name="T40">1/9</text:span><text:span text:style-name="T3">, </text:span><text:span text:style-name="T39">2/9</text:span><text:span text:style-name="T3">, </text:span><text:span text:style-name="T11">1/9</text:span><text:span text:style-name="T3">, </text:span><text:span text:style-name="T41">2/9</text:span><text:span text:style-name="T3">, </text:span><text:span text:style-name="T14">3/9</text:span><text:span text:style-name="T3">, 0}</text:span></text:p>
          </draw:text-box>
        </draw:frame>
        <draw:custom-shape draw:style-name="gr10" draw:text-style-name="P4" draw:layer="layout" svg:width="1.905cm" svg:height="2.54cm" svg:x="10.26cm" svg:y="6.51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37cm" svg:y1="14.3cm" svg:x2="15.64cm" svg:y2="15.57cm">
          <text:p/>
        </draw:line>
        <draw:frame draw:style-name="gr4" draw:text-style-name="P6" draw:layer="layout" svg:width="12.594cm" svg:height="1.276cm" svg:x="13.218cm" svg:y="15.625cm">
          <draw:text-box>
            <text:p><text:span text:style-name="T3">{0, 0, </text:span><text:span text:style-name="T40">1/8</text:span><text:span text:style-name="T3">, </text:span><text:span text:style-name="T39">2/8</text:span><text:span text:style-name="T3">, </text:span><text:span text:style-name="T11">1/8</text:span><text:span text:style-name="T3">, </text:span><text:span text:style-name="T41">2/8</text:span><text:span text:style-name="T3">, </text:span><text:span text:style-name="T14">2/8</text:span><text:span text:style-name="T3">, 0}</text:span></text:p>
          </draw:text-box>
        </draw:frame>
        <draw:custom-shape draw:style-name="gr3" draw:text-style-name="P4" draw:layer="layout" svg:width="25.4cm" svg:height="5.055cm" svg:x="1.135cm" svg:y="12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Sampling in Topic Models (2)</text:p>
          </draw:text-box>
        </draw:frame>
        <draw:frame presentation:style-name="pr12" draw:layer="layout" svg:width="25.199cm" svg:height="6.605cm" svg:x="1.471cm" svg:y="4.306cm" presentation:class="outline" presentation:user-transformed="true">
          <draw:text-box>
            <text:list text:style-name="L2">
              <text:list-item>
                <text:p>Sample one <text:span text:style-name="T4">y</text:span><text:span text:style-name="T16">i,j</text:span> at a time:<text:line-break/><text:line-break/><text:line-break/></text:p>
              </text:list-item>
              <text:list-item>
                <text:p>Multiply topic prob., by word given topic prob.: </text:p>
              </text:list-item>
            </text:list>
          </draw:text-box>
        </draw:frame>
        <draw:frame draw:style-name="gr4" draw:text-style-name="P19" draw:layer="layout" svg:width="24.221cm" svg:height="1.579cm" svg:x="1.84cm" svg:y="6.611cm">
          <draw:text-box>
            <text:p text:style-name="P4"><text:span text:style-name="T3">X</text:span><text:span text:style-name="T38">1</text:span><text:span text:style-name="T3"> = </text:span><text:span text:style-name="T11">Cuomo</text:span><text:span text:style-name="T3"> </text:span><text:span text:style-name="T14">to</text:span><text:span text:style-name="T3"> </text:span><text:span text:style-name="T39">Push</text:span><text:span text:style-name="T3"> </text:span><text:span text:style-name="T45">for</text:span><text:span text:style-name="T3"> </text:span><text:span text:style-name="T40">Broader</text:span><text:span text:style-name="T3"> </text:span><text:span text:style-name="T39">Ban</text:span><text:span text:style-name="T3"> </text:span><text:span text:style-name="T14">on</text:span><text:span text:style-name="T3"> </text:span><text:span text:style-name="T41">Assault Weapons</text:span></text:p>
          </draw:text-box>
        </draw:frame>
        <draw:frame draw:style-name="gr4" draw:text-style-name="P6" draw:layer="layout" svg:width="23.225cm" svg:height="1.579cm" svg:x="1.77cm" svg:y="7.695cm">
          <draw:text-box>
            <text:p><text:span text:style-name="T38"><text:s/></text:span><text:span text:style-name="T42">Y</text:span><text:span text:style-name="T43">1</text:span><text:span text:style-name="T44"> </text:span><text:span text:style-name="T3">= <text:s text:c="5"/></text:span><text:span text:style-name="T11">5</text:span><text:span text:style-name="T3"> <text:s text:c="7"/></text:span><text:span text:style-name="T14">7</text:span><text:span text:style-name="T3"> <text:s text:c="3"/></text:span><text:span text:style-name="T39">4</text:span><text:span text:style-name="T3"> <text:s/></text:span><text:span text:style-name="T45">???</text:span><text:span text:style-name="T3"> <text:s text:c="7"/></text:span><text:span text:style-name="T40">3</text:span><text:span text:style-name="T3"> <text:s text:c="7"/></text:span><text:span text:style-name="T39">4</text:span><text:span text:style-name="T3"> <text:s text:c="4"/></text:span><text:span text:style-name="T14">7</text:span><text:span text:style-name="T3"> <text:s text:c="6"/></text:span><text:span text:style-name="T41">6</text:span><text:span text:style-name="T3"> <text:s text:c="11"/></text:span><text:span text:style-name="T41">6</text:span></text:p>
          </draw:text-box>
        </draw:frame>
        <draw:custom-shape draw:style-name="gr3" draw:text-style-name="P4" draw:layer="layout" svg:width="25.4cm" svg:height="3.04cm" svg:x="1.135cm" svg:y="6.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905cm" svg:height="2.54cm" svg:x="10.26cm" svg:y="6.51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4.341cm" svg:height="1.579cm" svg:x="1.018cm" svg:y="12.625cm">
          <draw:text-box>
            <text:p><text:span text:style-name="T3">P(y</text:span><text:span text:style-name="T38">i,j</text:span><text:span text:style-name="T3"> | T</text:span><text:span text:style-name="T38">i</text:span><text:span text:style-name="T3">) </text:span><text:span text:style-name="T3"><text:tab/></text:span><text:span text:style-name="T3"><text:tab/></text:span><text:span text:style-name="T3">= { <text:s text:c="3"/>0, <text:s text:c="5"/>0, </text:span><text:span text:style-name="T40">0.125</text:span><text:span text:style-name="T3">, </text:span><text:span text:style-name="T39">0.25</text:span><text:span text:style-name="T3">, </text:span><text:span text:style-name="T11">0.125</text:span><text:span text:style-name="T3">, </text:span><text:span text:style-name="T41">0.25</text:span><text:span text:style-name="T3">, </text:span><text:span text:style-name="T14">0.25</text:span><text:span text:style-name="T3">, 0}</text:span></text:p>
          </draw:text-box>
        </draw:frame>
        <draw:custom-shape draw:style-name="gr3" draw:text-style-name="P4" draw:layer="layout" svg:width="26.805cm" svg:height="9.525cm" svg:x="0.735cm" svg:y="11.09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5.485cm" svg:height="1.579cm" svg:x="1.019cm" svg:y="14.926cm">
          <draw:text-box>
            <text:p><text:span text:style-name="T3">P(x</text:span><text:span text:style-name="T38">i,j</text:span><text:span text:style-name="T3"> | y</text:span><text:span text:style-name="T38">i,j</text:span><text:span text:style-name="T44">, θ</text:span><text:span text:style-name="T3">) ={0.01, 0.02, <text:s text:c="2"/></text:span><text:span text:style-name="T40">0.01</text:span><text:span text:style-name="T3">, </text:span><text:span text:style-name="T39">0.10</text:span><text:span text:style-name="T3">, <text:s text:c="2"/></text:span><text:span text:style-name="T11">0.08</text:span><text:span text:style-name="T3">, </text:span><text:span text:style-name="T41">0.07</text:span><text:span text:style-name="T3">, </text:span><text:span text:style-name="T14">0.70</text:span><text:span text:style-name="T3">, 0.01}</text:span></text:p>
          </draw:text-box>
        </draw:frame>
        <draw:frame draw:style-name="gr4" draw:text-style-name="P20" draw:layer="layout" svg:width="25.952cm" svg:height="1.579cm" svg:x="1.019cm" svg:y="17.427cm">
          <draw:text-box>
            <text:p><text:span text:style-name="T45">P(x</text:span><text:span text:style-name="T46">i,j</text:span><text:span text:style-name="T45"> y</text:span><text:span text:style-name="T46">i,j</text:span><text:span text:style-name="T45">| T</text:span><text:span text:style-name="T46">i</text:span><text:span text:style-name="T47">, </text:span><text:span text:style-name="T45">θ)={ <text:s text:c="4"/>0, <text:s text:c="2"/>0,</text:span><text:span text:style-name="T40">0.00125</text:span><text:span text:style-name="T45">,</text:span><text:span text:style-name="T39">0.01</text:span><text:span text:style-name="T45">,</text:span><text:span text:style-name="T11">0.01</text:span><text:span text:style-name="T45">,</text:span><text:span text:style-name="T41">0.00875</text:span><text:span text:style-name="T45">,</text:span><text:span text:style-name="T14">0.175</text:span><text:span text:style-name="T45">, 0}/Z</text:span></text:p>
          </draw:text-box>
        </draw:frame>
        <draw:frame draw:style-name="gr4" draw:text-style-name="P21" draw:layer="layout" svg:width="1.107cm" svg:height="1.987cm" svg:x="13.733cm" svg:y="13.888cm">
          <draw:text-box>
            <text:p><text:span text:style-name="T48">*</text:span></text:p>
          </draw:text-box>
        </draw:frame>
        <draw:frame draw:style-name="gr4" draw:text-style-name="P21" draw:layer="layout" svg:width="1.408cm" svg:height="1.987cm" svg:x="13.634cm" svg:y="15.989cm">
          <draw:text-box>
            <text:p><text:span text:style-name="T48">=</text:span></text:p>
          </draw:text-box>
        </draw:frame>
        <draw:frame draw:style-name="gr4" draw:text-style-name="P6" draw:layer="layout" svg:width="9.858cm" svg:height="1.276cm" svg:x="15.375cm" svg:y="19.35cm">
          <draw:text-box>
            <text:p><text:span text:style-name="T3">Normalization constant</text:span></text:p>
          </draw:text-box>
        </draw:frame>
        <draw:line draw:style-name="gr7" draw:text-style-name="P4" draw:layer="layout" svg:x1="25.435cm" svg:y1="20.32cm" svg:x2="26.07cm" svg:y2="19.05cm">
          <text:p/>
        </draw:line>
        <draw:frame draw:style-name="gr4" draw:text-style-name="P6" draw:layer="layout" svg:width="12.618cm" svg:height="1.276cm" svg:x="14.675cm" svg:y="11.15cm">
          <draw:text-box>
            <text:p><text:span text:style-name="T3">Calculated from whole corpus</text:span></text:p>
          </draw:text-box>
        </draw:frame>
        <draw:line draw:style-name="gr7" draw:text-style-name="P4" draw:layer="layout" svg:x1="26.136cm" svg:y1="12.22cm" svg:x2="25.7cm" svg:y2="14.605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ampling in Topic Models (3)</text:p>
          </draw:text-box>
        </draw:frame>
        <draw:frame presentation:style-name="pr12" draw:layer="layout" svg:width="25.199cm" svg:height="9.809cm" svg:x="1.471cm" svg:y="4.306cm" presentation:class="outline" presentation:user-transformed="true">
          <draw:text-box>
            <text:list text:style-name="L2">
              <text:list-item>
                <text:p>Sample one value from this distribution:<text:line-break/><text:line-break/></text:p>
              </text:list-item>
              <text:list-item>
                <text:p>Add the word with the new topic:<text:line-break/><text:line-break/><text:line-break/></text:p>
              </text:list-item>
              <text:list-item>
                <text:p>Update the counts and the probabilities:</text:p>
              </text:list-item>
            </text:list>
          </draw:text-box>
        </draw:frame>
        <draw:frame draw:style-name="gr4" draw:text-style-name="P19" draw:layer="layout" svg:width="24.221cm" svg:height="1.579cm" svg:x="1.84cm" svg:y="9.611cm">
          <draw:text-box>
            <text:p text:style-name="P4"><text:span text:style-name="T3">X</text:span><text:span text:style-name="T38">1</text:span><text:span text:style-name="T3"> = </text:span><text:span text:style-name="T11">Cuomo</text:span><text:span text:style-name="T3"> </text:span><text:span text:style-name="T14">to</text:span><text:span text:style-name="T3"> </text:span><text:span text:style-name="T39">Push</text:span><text:span text:style-name="T3"> </text:span><text:span text:style-name="T41">for</text:span><text:span text:style-name="T3"> </text:span><text:span text:style-name="T40">Broader</text:span><text:span text:style-name="T3"> </text:span><text:span text:style-name="T39">Ban</text:span><text:span text:style-name="T3"> </text:span><text:span text:style-name="T14">on</text:span><text:span text:style-name="T3"> </text:span><text:span text:style-name="T41">Assault Weapons</text:span></text:p>
          </draw:text-box>
        </draw:frame>
        <draw:frame draw:style-name="gr4" draw:text-style-name="P6" draw:layer="layout" svg:width="22.814cm" svg:height="1.579cm" svg:x="1.77cm" svg:y="10.695cm">
          <draw:text-box>
            <text:p><text:span text:style-name="T42">Y</text:span><text:span text:style-name="T43">1</text:span><text:span text:style-name="T44"> </text:span><text:span text:style-name="T3">= <text:s text:c="5"/></text:span><text:span text:style-name="T11">5</text:span><text:span text:style-name="T3"> <text:s text:c="7"/></text:span><text:span text:style-name="T14">7</text:span><text:span text:style-name="T3"> <text:s text:c="3"/></text:span><text:span text:style-name="T39">4</text:span><text:span text:style-name="T3"> <text:s text:c="4"/></text:span><text:span text:style-name="T41">6</text:span><text:span text:style-name="T3"> <text:s text:c="7"/></text:span><text:span text:style-name="T40">3</text:span><text:span text:style-name="T3"> <text:s text:c="7"/></text:span><text:span text:style-name="T39">4</text:span><text:span text:style-name="T3"> <text:s text:c="4"/></text:span><text:span text:style-name="T14">7</text:span><text:span text:style-name="T3"> <text:s text:c="6"/></text:span><text:span text:style-name="T41">6</text:span><text:span text:style-name="T3"> <text:s text:c="11"/></text:span><text:span text:style-name="T41">6</text:span></text:p>
          </draw:text-box>
        </draw:frame>
        <draw:custom-shape draw:style-name="gr3" draw:text-style-name="P4" draw:layer="layout" svg:width="25.4cm" svg:height="3.04cm" svg:x="1.135cm" svg:y="9.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905cm" svg:height="2.54cm" svg:x="10.26cm" svg:y="9.5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6.805cm" svg:height="2cm" svg:x="0.735cm" svg:y="5.62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6.46cm" svg:height="1.579cm" svg:x="0.919cm" svg:y="5.927cm">
          <draw:text-box>
            <text:p><text:span text:style-name="T3">P(x</text:span><text:span text:style-name="T38">i,j</text:span><text:span text:style-name="T3">, y</text:span><text:span text:style-name="T38">i,j</text:span><text:span text:style-name="T3"> | T</text:span><text:span text:style-name="T38">i</text:span><text:span text:style-name="T44">, θ</text:span><text:span text:style-name="T3">)={ <text:s text:c="4"/>0, <text:s text:c="2"/>0,</text:span><text:span text:style-name="T40">0.00125</text:span><text:span text:style-name="T3">,</text:span><text:span text:style-name="T39">0.01</text:span><text:span text:style-name="T3">,</text:span><text:span text:style-name="T11">0.01</text:span><text:span text:style-name="T3">,</text:span><text:span text:style-name="T41">0.00875</text:span><text:span text:style-name="T3">,</text:span><text:span text:style-name="T14">0.175</text:span><text:span text:style-name="T3">, 0}/Z</text:span></text:p>
          </draw:text-box>
        </draw:frame>
        <draw:custom-shape draw:style-name="gr10" draw:text-style-name="P4" draw:layer="layout" svg:width="3.529cm" svg:height="1.505cm" svg:x="19.061cm" svg:y="5.81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594cm" svg:height="1.276cm" svg:x="13.452cm" svg:y="18.869cm">
          <draw:text-box>
            <text:p><text:span text:style-name="T3">{0, 0, </text:span><text:span text:style-name="T40">1/9</text:span><text:span text:style-name="T3">, </text:span><text:span text:style-name="T39">2/9</text:span><text:span text:style-name="T3">, </text:span><text:span text:style-name="T11">1/9</text:span><text:span text:style-name="T3">, </text:span><text:span text:style-name="T41">3/9</text:span><text:span text:style-name="T3">, </text:span><text:span text:style-name="T14">2/9</text:span><text:span text:style-name="T3">, 0}</text:span></text:p>
          </draw:text-box>
        </draw:frame>
        <draw:line draw:style-name="gr5" draw:text-style-name="P4" draw:layer="layout" svg:x1="13.505cm" svg:y1="17.245cm" svg:x2="14.775cm" svg:y2="18.515cm">
          <text:p/>
        </draw:line>
        <draw:frame draw:style-name="gr4" draw:text-style-name="P6" draw:layer="layout" svg:width="12.594cm" svg:height="1.276cm" svg:x="1.053cm" svg:y="15.57cm">
          <draw:text-box>
            <text:p><text:span text:style-name="T3">{0, 0, </text:span><text:span text:style-name="T40">1/8</text:span><text:span text:style-name="T3">, </text:span><text:span text:style-name="T39">2/8</text:span><text:span text:style-name="T3">, </text:span><text:span text:style-name="T11">1/8</text:span><text:span text:style-name="T3">, </text:span><text:span text:style-name="T41">2/8</text:span><text:span text:style-name="T3">, </text:span><text:span text:style-name="T14">2/8</text:span><text:span text:style-name="T3">, 0}</text:span></text:p>
          </draw:text-box>
        </draw:frame>
        <draw:custom-shape draw:style-name="gr3" draw:text-style-name="P4" draw:layer="layout" svg:width="25.4cm" svg:height="5.055cm" svg:x="1.07cm" svg:y="15.2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074cm" presentation:class="title" presentation:user-transformed="true">
          <draw:text-box>
            <text:p>Dirichlet Smoothing</text:p>
          </draw:text-box>
        </draw:frame>
        <draw:frame presentation:style-name="pr5" draw:layer="layout" svg:width="25.199cm" svg:height="17.241cm" svg:x="1.471cm" svg:y="3.58cm" presentation:class="outline" presentation:user-transformed="true">
          <draw:text-box>
            <text:list text:style-name="L2">
              <text:list-item>
                <text:p><text:span text:style-name="T5">Problem:</text:span> Many probabilities are zero!<text:line-break/><text:tab/><text:tab/><text:tab/> → Cannot escape from local minima</text:p>
              </text:list-item>
              <text:list-item>
                <text:p><text:span text:style-name="T5">Solution:</text:span> Smooth the probabilities<text:line-break/><text:line-break/><text:line-break/><text:line-break/><text:line-break/><text:line-break/><text:line-break/><text:line-break/></text:p>
              </text:list-item>
              <text:list-item>
                <text:p>N<text:span text:style-name="T49">x</text:span> and N<text:span text:style-name="T49">y</text:span> are number of unique words and topics</text:p>
              </text:list-item>
              <text:list-item>
                <text:p>Equal to using a Dirichlet prior over the probabilities<text:line-break/>(More details in my <text:a xlink:href="http://www.phontron.com/teaching.php" xlink:type="simple">Bayes tutorial</text:a>)</text:p>
              </text:list-item>
            </text:list>
          </draw:text-box>
        </draw:frame>
        <draw:frame draw:style-name="gr6" draw:layer="layout" svg:width="10.096cm" svg:height="2.641cm" svg:x="1.37cm" svg:y="9.55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11.73cm" svg:height="2.641cm" svg:x="14.165cm" svg:y="9.59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9.334cm" svg:height="2.641cm" svg:x="1.371cm" svg:y="13.25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layer="layout" svg:width="10.735cm" svg:height="2.641cm" svg:x="14.765cm" svg:y="13.10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1" draw:text-style-name="P4" draw:layer="layout" svg:x1="12.265cm" svg:y1="10.965cm" svg:x2="13.535cm" svg:y2="10.965cm">
          <text:p/>
        </draw:line>
        <draw:line draw:style-name="gr11" draw:text-style-name="P4" draw:layer="layout" svg:x1="12.265cm" svg:y1="14.665cm" svg:x2="13.535cm" svg:y2="14.665cm">
          <text:p/>
        </draw:line>
        <draw:frame draw:style-name="gr4" draw:text-style-name="P22" draw:layer="layout" svg:width="5.722cm" svg:height="1.276cm" svg:x="3.446cm" svg:y="8.09cm">
          <draw:text-box>
            <text:p><text:span text:style-name="T50">Unsmoothed</text:span></text:p>
          </draw:text-box>
        </draw:frame>
        <draw:frame draw:style-name="gr4" draw:text-style-name="P22" draw:layer="layout" svg:width="4.697cm" svg:height="1.276cm" svg:x="16.746cm" svg:y="8.09cm">
          <draw:text-box>
            <text:p><text:span text:style-name="T50">Smoothed</text:span></text:p>
          </draw:text-box>
        </draw:frame>
        <draw:custom-shape draw:style-name="gr3" draw:text-style-name="P4" draw:layer="layout" svg:width="25.4cm" svg:height="8.414cm" svg:x="1.07cm" svg:y="7.8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0.874cm" presentation:class="title" presentation:user-transformed="true">
          <draw:text-box>
            <text:p>Implementation: Initialization</text:p>
          </draw:text-box>
        </draw:frame>
        <draw:frame presentation:style-name="pr5" draw:text-style-name="P6" draw:layer="layout" svg:width="27.904cm" svg:height="13.86cm" svg:x="-0.599cm" svg:y="3.78cm" presentation:class="outline" presentation:user-transformed="true">
          <draw:text-box>
            <text:list text:style-name="L2">
              <text:list-header>
                <text:p><text:span text:style-name="T51">make vectors </text:span><text:span text:style-name="T52">xcorpu</text:span><text:span text:style-name="T53">s,</text:span><text:span text:style-name="T52"> ycorpu</text:span><text:span text:style-name="T53">s </text:span><text:span text:style-name="T54"><text:s/></text:span><text:span text:style-name="T54"><text:tab/></text:span><text:span text:style-name="T54"># to store each value of x, y </text:span><text:span text:style-name="T55"><text:line-break/></text:span><text:span text:style-name="T51">make map </text:span><text:span text:style-name="T52">xcounts, ycounts</text:span><text:span text:style-name="T53"><text:tab/></text:span><text:span text:style-name="T53"> </text:span><text:span text:style-name="T53"><text:tab/></text:span><text:span text:style-name="T54"># to store counts for probs</text:span><text:span text:style-name="T55"><text:line-break/></text:span><text:span text:style-name="T55">for</text:span><text:span text:style-name="T52"> line</text:span><text:span text:style-name="T55"> in</text:span><text:span text:style-name="T52"> file</text:span><text:span text:style-name="T52"><text:line-break/></text:span><text:span text:style-name="T52"><text:tab/></text:span><text:span text:style-name="T52">docid</text:span><text:span text:style-name="T56"> = </text:span><text:span text:style-name="T51">size of</text:span><text:span text:style-name="T56"> </text:span><text:span text:style-name="T52">xcorpus</text:span><text:span text:style-name="T52"><text:tab/></text:span><text:span text:style-name="T52"><text:tab/></text:span><text:span text:style-name="T57"># get a numerical ID for this doc</text:span><text:span text:style-name="T55"><text:line-break/></text:span><text:span text:style-name="T55"><text:tab/></text:span><text:span text:style-name="T55">split</text:span><text:span text:style-name="T58"> lin</text:span><text:span text:style-name="T3">e</text:span><text:span text:style-name="T55"> into</text:span><text:span text:style-name="T52"> words</text:span><text:span text:style-name="T52"><text:line-break/></text:span><text:span text:style-name="T52"><text:tab/></text:span><text:span text:style-name="T51">make vector</text:span><text:span text:style-name="T56"> </text:span><text:span text:style-name="T52">topics</text:span><text:span text:style-name="T52"><text:tab/></text:span><text:span text:style-name="T52"><text:tab/></text:span><text:span text:style-name="T52"><text:tab/></text:span><text:span text:style-name="T57"># create random topic ids</text:span><text:span text:style-name="T52"><text:line-break/></text:span><text:span text:style-name="T52"><text:tab/></text:span><text:span text:style-name="T51">for </text:span><text:span text:style-name="T52">word</text:span><text:span text:style-name="T56"> </text:span><text:span text:style-name="T51">in</text:span><text:span text:style-name="T56"> </text:span><text:span text:style-name="T52">words</text:span><text:span text:style-name="T56"><text:line-break/></text:span><text:span text:style-name="T56"><text:tab/></text:span><text:span text:style-name="T56"><text:tab/></text:span><text:span text:style-name="T52">topic</text:span><text:span text:style-name="T56"> = </text:span><text:span text:style-name="T59">Rand</text:span><text:span text:style-name="T56">(NUM_TOPICS)</text:span><text:span text:style-name="T56"><text:tab/></text:span><text:span text:style-name="T57"># random in [0,NUM_TOP)</text:span><text:span text:style-name="T56"><text:line-break/></text:span><text:span text:style-name="T56"><text:tab/></text:span><text:span text:style-name="T56"><text:tab/></text:span><text:span text:style-name="T51">append</text:span><text:span text:style-name="T56"> </text:span><text:span text:style-name="T52">topic</text:span><text:span text:style-name="T56"> </text:span><text:span text:style-name="T51">to</text:span><text:span text:style-name="T56"> </text:span><text:span text:style-name="T52">topics</text:span><text:span text:style-name="T52"><text:line-break/></text:span><text:span text:style-name="T52"><text:tab/></text:span><text:span text:style-name="T52"><text:tab/></text:span><text:span text:style-name="T59">AddCounts</text:span><text:span text:style-name="T56">(</text:span><text:span text:style-name="T52">word, topic, docid, </text:span><text:span text:style-name="T56">1)</text:span><text:span text:style-name="T56"><text:tab/></text:span><text:span text:style-name="T57"># add counts</text:span><text:span text:style-name="T52"><text:line-break/></text:span><text:span text:style-name="T52"><text:tab/></text:span><text:span text:style-name="T51">append</text:span><text:span text:style-name="T56"> </text:span><text:span text:style-name="T52">words</text:span><text:span text:style-name="T56"> (vector) </text:span><text:span text:style-name="T51">to</text:span><text:span text:style-name="T56"> </text:span><text:span text:style-name="T52">xcorpus</text:span><text:span text:style-name="T52"><text:line-break/></text:span><text:span text:style-name="T52"><text:tab/></text:span><text:span text:style-name="T51">append</text:span><text:span text:style-name="T56"> </text:span><text:span text:style-name="T52">topics</text:span><text:span text:style-name="T56"> (vector) </text:span><text:span text:style-name="T51">to</text:span><text:span text:style-name="T56"> </text:span><text:span text:style-name="T52">ycorpu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Implementation: Adding Counts</text:p>
          </draw:text-box>
        </draw:frame>
        <draw:frame presentation:style-name="pr5" draw:text-style-name="P6" draw:layer="layout" svg:width="27.904cm" svg:height="13.86cm" svg:x="-0.599cm" svg:y="5.08cm" presentation:class="outline" presentation:user-transformed="true">
          <draw:text-box>
            <text:list text:style-name="L2">
              <text:list-header>
                <text:p><text:span text:style-name="T59">AddCounts</text:span><text:span text:style-name="T56">(</text:span><text:span text:style-name="T52">word, topic, docid, amount</text:span><text:span text:style-name="T56">)</text:span><text:span text:style-name="T56"><text:line-break/></text:span><text:span text:style-name="T52"><text:line-break/></text:span><text:span text:style-name="T52"><text:tab/></text:span><text:span text:style-name="T52">xcounts[topic] += amount</text:span><text:span text:style-name="T52"><text:line-break/></text:span><text:span text:style-name="T52"><text:tab/></text:span><text:span text:style-name="T52">xcounts[word,topic] += amount</text:span><text:span text:style-name="T52"><text:line-break/></text:span><text:span text:style-name="T52"><text:line-break/></text:span><text:span text:style-name="T52"><text:line-break/></text:span><text:span text:style-name="T52"><text:tab/></text:span><text:span text:style-name="T52">ycounts[docid] += amount</text:span><text:span text:style-name="T52"><text:line-break/></text:span><text:span text:style-name="T52"><text:tab/></text:span><text:span text:style-name="T52">ycounts[topic,docid] += amount</text:span><text:span text:style-name="T52"><text:line-break/></text:span><text:span text:style-name="T52"><text:line-break/></text:span><text:span text:style-name="T52"><text:tab/></text:span><text:span text:style-name="T60">bug check!</text:span><text:span text:style-name="T61"><text:line-break/></text:span><text:span text:style-name="T61"><text:tab/></text:span><text:span text:style-name="T60">if any of these values &lt; 0, throw error</text:span></text:p>
              </text:list-header>
            </text:list>
          </draw:text-box>
        </draw:frame>
        <draw:frame draw:style-name="gr6" draw:layer="layout" svg:width="11.73cm" svg:height="2.641cm" svg:x="15.634cm" svg:y="6.98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10.718cm" svg:height="2.641cm" svg:x="16.172cm" svg:y="11.094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23" draw:layer="layout" svg:width="1.573cm" svg:height="1.276cm" svg:x="20.955cm" svg:y="5.709cm">
          <draw:text-box>
            <text:p><text:span text:style-name="T11">for</text:span></text:p>
          </draw:text-box>
        </draw:frame>
        <draw:frame draw:style-name="gr4" draw:text-style-name="P23" draw:layer="layout" svg:width="1.573cm" svg:height="1.276cm" svg:x="20.956cm" svg:y="9.709cm">
          <draw:text-box>
            <text:p><text:span text:style-name="T11">f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0.874cm" presentation:class="title" presentation:user-transformed="true">
          <draw:text-box>
            <text:p>Implementation: Sampling</text:p>
          </draw:text-box>
        </draw:frame>
        <draw:frame presentation:style-name="pr5" draw:text-style-name="P6" draw:layer="layout" svg:width="27.904cm" svg:height="17.266cm" svg:x="-0.599cm" svg:y="3.48cm" presentation:class="outline" presentation:user-transformed="true">
          <draw:text-box>
            <text:list text:style-name="L2">
              <text:list-header>
                <text:p><text:span text:style-name="T55">for </text:span><text:span text:style-name="T53">many iterations:</text:span><text:span text:style-name="T53"><text:line-break/></text:span><text:span text:style-name="T53"> <text:s/></text:span><text:span text:style-name="T52">ll</text:span><text:span text:style-name="T53"> = 0</text:span><text:span text:style-name="T55"><text:line-break/></text:span><text:span text:style-name="T55"> <text:s/>for</text:span><text:span text:style-name="T3"> </text:span><text:span text:style-name="T58">i</text:span><text:span text:style-name="T3"> </text:span><text:span text:style-name="T55">in</text:span><text:span text:style-name="T3"> 0:</text:span><text:span text:style-name="T62">Size</text:span><text:span text:style-name="T3">(</text:span><text:span text:style-name="T63">xcorpus</text:span><text:span text:style-name="T3">):</text:span><text:span text:style-name="T3"><text:line-break/></text:span><text:span text:style-name="T3"><text:tab/></text:span><text:span text:style-name="T55">for</text:span><text:span text:style-name="T3"> </text:span><text:span text:style-name="T58">j</text:span><text:span text:style-name="T3"> </text:span><text:span text:style-name="T55">in</text:span><text:span text:style-name="T3"> 0:</text:span><text:span text:style-name="T62">Size</text:span><text:span text:style-name="T3">(</text:span><text:span text:style-name="T58">xcorpus</text:span><text:span text:style-name="T3">[</text:span><text:span text:style-name="T58">i</text:span><text:span text:style-name="T3">]):</text:span><text:span text:style-name="T3"><text:line-break/></text:span><text:span text:style-name="T3"><text:tab/></text:span><text:span text:style-name="T3"> <text:s/></text:span><text:span text:style-name="T58">x</text:span><text:span text:style-name="T3"> = </text:span><text:span text:style-name="T58">xcorpus</text:span><text:span text:style-name="T3">[</text:span><text:span text:style-name="T58">i</text:span><text:span text:style-name="T3">][</text:span><text:span text:style-name="T58">j</text:span><text:span text:style-name="T3">]</text:span><text:span text:style-name="T3"><text:line-break/></text:span><text:span text:style-name="T3"><text:tab/></text:span><text:span text:style-name="T3"> <text:s/></text:span><text:span text:style-name="T58">y</text:span><text:span text:style-name="T3"> = </text:span><text:span text:style-name="T58">ycorpus</text:span><text:span text:style-name="T3">[</text:span><text:span text:style-name="T58">i</text:span><text:span text:style-name="T3">][</text:span><text:span text:style-name="T58">j</text:span><text:span text:style-name="T3">]</text:span><text:span text:style-name="T3"><text:line-break/></text:span><text:span text:style-name="T3"><text:tab/></text:span><text:span text:style-name="T3"> <text:s/></text:span><text:span text:style-name="T62">AddCounts</text:span><text:span text:style-name="T3">(x, y, i, -1)</text:span><text:span text:style-name="T3"><text:tab/></text:span><text:span text:style-name="T11"># subtract the counts (hence -1)</text:span><text:span text:style-name="T11"><text:line-break/></text:span><text:span text:style-name="T11"><text:tab/></text:span><text:span text:style-name="T11"> <text:s/></text:span><text:span text:style-name="T64">make vector</text:span><text:span text:style-name="T45"> </text:span><text:span text:style-name="T65">probs</text:span><text:span text:style-name="T3"><text:line-break/></text:span><text:span text:style-name="T3"><text:tab/></text:span><text:span text:style-name="T3"> <text:s/></text:span><text:span text:style-name="T55">for</text:span><text:span text:style-name="T3"> </text:span><text:span text:style-name="T58">k</text:span><text:span text:style-name="T3"> </text:span><text:span text:style-name="T55">in</text:span><text:span text:style-name="T3"> 0 .. NUM_TOPICS-1:</text:span><text:span text:style-name="T3"><text:line-break/></text:span><text:span text:style-name="T3"><text:tab/></text:span><text:span text:style-name="T3"><text:tab/></text:span><text:span text:style-name="T55">append</text:span><text:span text:style-name="T3"> P(x|k) * P(k|Y) </text:span><text:span text:style-name="T55">to</text:span><text:span text:style-name="T3"> </text:span><text:span text:style-name="T58">probs</text:span><text:span text:style-name="T3"><text:tab/></text:span><text:span text:style-name="T11"># prob of topic k</text:span><text:span text:style-name="T3"><text:line-break/></text:span><text:span text:style-name="T3"><text:tab/></text:span><text:span text:style-name="T3"> <text:s/></text:span><text:span text:style-name="T58">new_y</text:span><text:span text:style-name="T3"> = </text:span><text:span text:style-name="T62">SampleOne</text:span><text:span text:style-name="T3">(probs)</text:span><text:span text:style-name="T3"><text:line-break/></text:span><text:span text:style-name="T3"> <text:s text:c="6"/></text:span><text:span text:style-name="T58">ll</text:span><text:span text:style-name="T3"> += log(probs[new_y])</text:span><text:span text:style-name="T3"><text:tab/></text:span><text:span text:style-name="T3"><text:tab/></text:span><text:span text:style-name="T3"><text:tab/></text:span><text:span text:style-name="T11"># Calculate the log likelihood</text:span><text:span text:style-name="T3"><text:line-break/></text:span><text:span text:style-name="T3"><text:tab/></text:span><text:span text:style-name="T3"> <text:s/></text:span><text:span text:style-name="T62">AddCounts</text:span><text:span text:style-name="T3">(</text:span><text:span text:style-name="T58">x</text:span><text:span text:style-name="T3">, </text:span><text:span text:style-name="T58">new_y</text:span><text:span text:style-name="T3">, </text:span><text:span text:style-name="T58">i</text:span><text:span text:style-name="T3">, </text:span><text:span text:style-name="T58">1</text:span><text:span text:style-name="T3">)</text:span><text:span text:style-name="T3"><text:tab/></text:span><text:span text:style-name="T11"># add the counts</text:span><text:span text:style-name="T11"><text:line-break/></text:span><text:span text:style-name="T11"><text:tab/></text:span><text:span text:style-name="T11"> <text:s/></text:span><text:span text:style-name="T65">ycorpus</text:span><text:span text:style-name="T45">[</text:span><text:span text:style-name="T65">i</text:span><text:span text:style-name="T45">][</text:span><text:span text:style-name="T65">j</text:span><text:span text:style-name="T45">] = </text:span><text:span text:style-name="T65">new_y</text:span><text:span text:style-name="T11"><text:line-break/></text:span><text:span text:style-name="T11"> <text:s/></text:span><text:span text:style-name="T64">print</text:span><text:span text:style-name="T45"> </text:span><text:span text:style-name="T65">ll</text:span><text:span text:style-name="T11"><text:line-break/></text:span><text:span text:style-name="T64">print out </text:span><text:span text:style-name="T65">wcounts</text:span><text:span text:style-name="T45"> </text:span><text:span text:style-name="T64">and</text:span><text:span text:style-name="T45"> </text:span><text:span text:style-name="T65">tcount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574cm" presentation:class="title" presentation:user-transformed="true">
          <draw:text-box>
            <text:p>Exercise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Exercise</text:p>
          </draw:text-box>
        </draw:frame>
        <draw:frame presentation:style-name="pr13" draw:layer="layout" svg:width="27.365cm" svg:height="15.889cm" svg:x="0.635cm" svg:y="4.46cm" presentation:class="outline" presentation:user-transformed="true">
          <draw:text-box>
            <text:list text:style-name="L2">
              <text:list-item>
                <text:p><text:span text:style-name="T5">Write </text:span><text:span text:style-name="T7">learn-lda</text:span></text:p>
              </text:list-item>
              <text:list-item>
                <text:p><text:span text:style-name="T5">Test</text:span><text:span text:style-name="T7"> the program, setting NUM_TOPICS to 2</text:span></text:p>
                <text:list>
                  <text:list-item>
                    <text:p><text:span text:style-name="T5">Input:</text:span><text:span text:style-name="T7"> </text:span><text:span text:style-name="T66">test/07-train.txt</text:span></text:p>
                  </text:list-item>
                  <text:list-item>
                    <text:p><text:span text:style-name="T5">Answer:</text:span></text:p>
                    <text:list>
                      <text:list-item>
                        <text:p><text:span text:style-name="T7">No correct answer! (Because sampling is random)</text:span></text:p>
                      </text:list-item>
                      <text:list-item>
                        <text:p><text:span text:style-name="T67">However, “a b c d” and “e f g h” should probably be different topics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Train</text:span><text:span text:style-name="T45"> a topic model on </text:span><text:span text:style-name="T68">data/wiki-en-documents.word</text:span><text:span text:style-name="T45"> with 20 topics</text:span></text:p>
              </text:list-item>
              <text:list-item>
                <text:p><text:span text:style-name="T69">Find</text:span><text:span text:style-name="T70"> some topics that match with your intuition</text:span></text:p>
              </text:list-item>
              <text:list-item>
                <text:p><text:span text:style-name="T69">Challenge</text:span><text:span text:style-name="T70">: Change the model so you don't have to choose the number of topics in advance</text:span><text:span text:style-name="T70"><text:line-break/></text:span><text:span text:style-name="T70">(Read about </text:span><text:span text:style-name="T71">non-parametric</text:span><text:span text:style-name="T70"> Bayesian techniqu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79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 Programming Tutorial 7 – Topic Models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9DT5H49M41S</meta:editing-duration>
    <meta:editing-cycles>642</meta:editing-cycles>
    <dc:date>2013-07-09T14:14:22</dc:date>
    <dc:creator>Graham Neubig</dc:creator>
    <meta:generator>LibreOffice/3.5$Linux_x86 LibreOffice_project/350m1$Build-2</meta:generator>
    <meta:document-statistic meta:object-count="275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6e6e6"/>
      <style:text-properties fo:font-size="16pt" style:font-family-asian="TakaoGothic" style:font-style-name-asian="Regular" style:font-family-generic-asian="swiss" style:font-size-asian="16pt" style:font-size-complex="8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family-asian="TakaoGothic" style:font-style-name-asian="Regular" style:font-family-generic-asian="swiss" style:font-size-asian="16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7" style:family="chart">
      <style:chart-properties chart:auto-position="true" style:rotation-angle="90"/>
      <style:text-properties fo:font-size="16pt" style:font-family-asian="TakaoGothic" style:font-style-name-asian="Regular" style:font-family-generic-asian="swiss" style:font-size-asian="16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05cm" svg:height="7.031cm" xlink:href="." xlink:type="simple" chart:class="chart:scatter" chart:style-name="ch1">
        <chart:legend chart:legend-position="end" svg:x="15.011cm" svg:y="1.329cm" style:legend-expansion="high" chart:style-name="ch2"/>
        <chart:plot-area chart:style-name="ch3" chart:data-source-has-labels="both" svg:x="1.511cm" svg:y="0.139cm" svg:width="12.941cm" svg:height="5.455cm">
          <chartooo:coordinate-region svg:x="2.556cm" svg:y="0.444cm" svg:width="11.074cm" svg:height="4.291cm"/>
          <chart:axis chart:dimension="x" chart:name="primary-x" chart:style-name="ch4" chartooo:axis-type="auto">
            <chart:title svg:x="6.767cm" svg:y="5.735cm" chart:style-name="ch5">
              <text:p>Samples</text:p>
            </chart:title>
            <chart:categories table:cell-range-address="local-table.$A$2:.$A$21"/>
          </chart:axis>
          <chart:axis chart:dimension="y" chart:name="primary-y" chart:style-name="ch6">
            <chart:title svg:x="0.2cm" svg:y="4.304cm" chart:style-name="ch7">
              <text:p>Probability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data-point chart:repeated="20"/>
          </chart:series>
          <chart:series chart:style-name="ch11" chart:values-cell-range-address="local-table.$E$2:.$E$21" chart:label-cell-address="local-table.$E$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oun</text:p>
              </table:table-cell>
              <table:table-cell office:value-type="string">
                <text:p>Verb</text:p>
              </table:table-cell>
              <table:table-cell office:value-type="string">
                <text:p>Prep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625">
                <text:p>0.625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5625">
                <text:p>0.5625</text:p>
              </table:table-cell>
              <table:table-cell office:value-type="float" office:value="0.15625">
                <text:p>0.15625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5625">
                <text:p>0.5625</text:p>
              </table:table-cell>
              <table:table-cell office:value-type="float" office:value="0.265625">
                <text:p>0.26562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5234375">
                <text:p>0.5234375</text:p>
              </table:table-cell>
              <table:table-cell office:value-type="float" office:value="0.28125">
                <text:p>0.28125</text:p>
              </table:table-cell>
              <table:table-cell office:value-type="float" office:value="0.1953125">
                <text:p>0.19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515625">
                <text:p>0.515625</text:p>
              </table:table-cell>
              <table:table-cell office:value-type="float" office:value="0.28515625">
                <text:p>0.28515625</text:p>
              </table:table-cell>
              <table:table-cell office:value-type="float" office:value="0.19921875">
                <text:p>0.1992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5078125">
                <text:p>0.5078125</text:p>
              </table:table-cell>
              <table:table-cell office:value-type="float" office:value="0.291015625">
                <text:p>0.291015625</text:p>
              </table:table-cell>
              <table:table-cell office:value-type="float" office:value="0.201171875">
                <text:p>0.20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50390625">
                <text:p>0.50390625</text:p>
              </table:table-cell>
              <table:table-cell office:value-type="float" office:value="0.2880859375">
                <text:p>0.2880859375</text:p>
              </table:table-cell>
              <table:table-cell office:value-type="float" office:value="0.2080078125">
                <text:p>0.208007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5087890625">
                <text:p>0.5087890625</text:p>
              </table:table-cell>
              <table:table-cell office:value-type="float" office:value="0.294921875">
                <text:p>0.294921875</text:p>
              </table:table-cell>
              <table:table-cell office:value-type="float" office:value="0.1962890625">
                <text:p>0.196289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0.513916015625">
                <text:p>0.513916015625</text:p>
              </table:table-cell>
              <table:table-cell office:value-type="float" office:value="0.29345703125">
                <text:p>0.29345703125</text:p>
              </table:table-cell>
              <table:table-cell office:value-type="float" office:value="0.192626953125">
                <text:p>0.19262695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0.5130615234375">
                <text:p>0.5130615234375</text:p>
              </table:table-cell>
              <table:table-cell office:value-type="float" office:value="0.2996826171875">
                <text:p>0.2996826171875</text:p>
              </table:table-cell>
              <table:table-cell office:value-type="float" office:value="0.187255859375">
                <text:p>0.18725585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0.5045166015625">
                <text:p>0.5045166015625</text:p>
              </table:table-cell>
              <table:table-cell office:value-type="float" office:value="0.29998779296875">
                <text:p>0.29998779296875</text:p>
              </table:table-cell>
              <table:table-cell office:value-type="float" office:value="0.19549560546875">
                <text:p>0.195495605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0.499725341796875">
                <text:p>0.499725341796875</text:p>
              </table:table-cell>
              <table:table-cell office:value-type="float" office:value="0.299560546875">
                <text:p>0.299560546875</text:p>
              </table:table-cell>
              <table:table-cell office:value-type="float" office:value="0.200714111328125">
                <text:p>0.20071411132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0.498947143554688">
                <text:p>0.498947143554688</text:p>
              </table:table-cell>
              <table:table-cell office:value-type="float" office:value="0.300399780273438">
                <text:p>0.300399780273438</text:p>
              </table:table-cell>
              <table:table-cell office:value-type="float" office:value="0.200653076171875">
                <text:p>0.20065307617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0.499801635742188">
                <text:p>0.499801635742188</text:p>
              </table:table-cell>
              <table:table-cell office:value-type="float" office:value="0.299301147460938">
                <text:p>0.299301147460938</text:p>
              </table:table-cell>
              <table:table-cell office:value-type="float" office:value="0.200897216796875">
                <text:p>0.20089721679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0.500652313232422">
                <text:p>0.500652313232422</text:p>
              </table:table-cell>
              <table:table-cell office:value-type="float" office:value="0.299430847167969">
                <text:p>0.299430847167969</text:p>
              </table:table-cell>
              <table:table-cell office:value-type="float" office:value="0.199916839599609">
                <text:p>0.199916839599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0.500156402587891">
                <text:p>0.500156402587891</text:p>
              </table:table-cell>
              <table:table-cell office:value-type="float" office:value="0.29937744140625">
                <text:p>0.29937744140625</text:p>
              </table:table-cell>
              <table:table-cell office:value-type="float" office:value="0.200466156005859">
                <text:p>0.200466156005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sub>
                    <mi>x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row>
                <mo stretchy="false">(</mo>
                <mrow>
                  <mstyle color="blue">
                    <mrow>
                      <msub>
                        <mi>x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  <mi>,</mi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</mrow>
                <mo stretchy="false">)</mo>
              </mrow>
              <mo stretchy="false">+</mo>
              <mo stretchy="false">α</mo>
            </mrow>
          </mrow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</mrow>
                <mo stretchy="false">)</mo>
              </mrow>
              <mo stretchy="false">+</mo>
              <mrow>
                <mo stretchy="false">α</mo>
                <mo stretchy="false">∗</mo>
                <msub>
                  <mi>N</mi>
                  <mi>x</mi>
                </msub>
              </mrow>
            </mrow>
          </mrow>
        </mfrac>
      </mrow>
    </mrow>
    <annotation encoding="StarMath 5.0">P(color blue x_{i,j} divides color red y_{i,j}) = {c(color blue x_{i,j}, color red y_{i,j}) + %alpha} over {c(color red y_{i,j}) + %alpha*N_x}</annotation>
  </semantics>
</math>
</file>

<file path=Object 11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sub>
                    <mi>x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x</mi>
                    <mrow>
                      <mi>i</mi>
                      <mi>,</mi>
                      <mi>j</mi>
                    </mrow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o stretchy="false">(</mo>
              <mrow>
                <mstyle color="blue">
                  <mrow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</mstyle>
                <mi>,</mi>
                <mstyle color="red">
                  <mrow>
                    <msub>
                      <mi>y</mi>
                      <mrow>
                        <mi>i</mi>
                        <mi>,</mi>
                        <mi>j</mi>
                      </mrow>
                    </msub>
                  </mrow>
                </mstyle>
              </mrow>
              <mo stretchy="false">)</mo>
            </mrow>
          </mrow>
          <mrow>
            <mi>c</mi>
            <mrow>
              <mo stretchy="false">(</mo>
              <mrow>
                <mstyle color="red">
                  <mrow>
                    <msub>
                      <mi>y</mi>
                      <mrow>
                        <mi>i</mi>
                        <mi>,</mi>
                        <mi>j</mi>
                      </mrow>
                    </msub>
                  </mrow>
                </mstyle>
              </mrow>
              <mo stretchy="false">)</mo>
            </mrow>
          </mrow>
        </mfrac>
      </mrow>
    </mrow>
    <annotation encoding="StarMath 5.0">P(color blue x_{i,j} divides color red x_{i,j}) = {c(color blue x_{i,j}, color red y_{i,j})} over {c(color red y_{i,j})}</annotation>
  </semantics>
</math>
</file>

<file path=Object 12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sub>
                    <mi>x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row>
                <mo stretchy="false">(</mo>
                <mrow>
                  <mstyle color="blue">
                    <mrow>
                      <msub>
                        <mi>x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  <mi>,</mi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</mrow>
                <mo stretchy="false">)</mo>
              </mrow>
              <mo stretchy="false">+</mo>
              <mo stretchy="false">α</mo>
            </mrow>
          </mrow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</mrow>
                <mo stretchy="false">)</mo>
              </mrow>
              <mo stretchy="false">+</mo>
              <mrow>
                <mo stretchy="false">α</mo>
                <mo stretchy="false">∗</mo>
                <msub>
                  <mi>N</mi>
                  <mi>x</mi>
                </msub>
              </mrow>
            </mrow>
          </mrow>
        </mfrac>
      </mrow>
    </mrow>
    <annotation encoding="StarMath 5.0">P(color blue x_{i,j} divides color red y_{i,j}) = {c(color blue x_{i,j}, color red y_{i,j}) + %alpha} over {c(color red y_{i,j}) + %alpha*N_x}</annotation>
  </semantics>
</math>
</file>

<file path=Object 13/content.xml><?xml version="1.0" encoding="utf-8"?>
<math xmlns="http://www.w3.org/1998/Math/MathML">
  <semantics>
    <mrow>
      <mi>P</mi>
      <mrow>
        <mrow>
          <mo stretchy="false">(</mo>
          <mrow>
            <mrow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i>i</mi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o stretchy="false">(</mo>
              <mrow>
                <mstyle color="red">
                  <mrow>
                    <msub>
                      <mi>y</mi>
                      <mrow>
                        <mi>i</mi>
                        <mi>,</mi>
                        <mi>j</mi>
                      </mrow>
                    </msub>
                  </mrow>
                </mstyle>
                <mi>,</mi>
                <mstyle color="red">
                  <mrow>
                    <msub>
                      <mi>Y</mi>
                      <mi>i</mi>
                    </msub>
                  </mrow>
                </mstyle>
              </mrow>
              <mo stretchy="false">)</mo>
            </mrow>
          </mrow>
          <mrow>
            <mi>c</mi>
            <mrow>
              <mo stretchy="false">(</mo>
              <mrow>
                <mstyle color="red">
                  <mrow>
                    <msub>
                      <mi>Y</mi>
                      <mi>i</mi>
                    </msub>
                  </mrow>
                </mstyle>
              </mrow>
              <mo stretchy="false">)</mo>
            </mrow>
          </mrow>
        </mfrac>
      </mrow>
    </mrow>
    <annotation encoding="StarMath 5.0">P(color red y_{i,j} divides color red Y_i) = {c(color red y_{i,j}, color red Y_i)} over {c(color red Y_i)}</annotation>
  </semantics>
</math>
</file>

<file path=Object 14/content.xml><?xml version="1.0" encoding="utf-8"?>
<math xmlns="http://www.w3.org/1998/Math/MathML">
  <semantics>
    <mrow>
      <mi>P</mi>
      <mrow>
        <mrow>
          <mo stretchy="false">(</mo>
          <mrow>
            <mrow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i>i</mi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row>
                <mo stretchy="false">(</mo>
                <mrow>
                  <mrow>
                    <mstyle color="red">
                      <mrow>
                        <msub>
                          <mi>y</mi>
                          <mrow>
                            <mi>i</mi>
                            <mi>,</mi>
                            <mi>j</mi>
                          </mrow>
                        </msub>
                      </mrow>
                    </mstyle>
                    <mo stretchy="false">∣</mo>
                    <mstyle color="red">
                      <mrow>
                        <msub>
                          <mi>Y</mi>
                          <mi>i</mi>
                        </msub>
                      </mrow>
                    </mstyle>
                  </mrow>
                </mrow>
                <mo stretchy="false">)</mo>
              </mrow>
              <mo stretchy="false">+</mo>
              <mo stretchy="false">β</mo>
            </mrow>
          </mrow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i>i</mi>
                      </msub>
                    </mrow>
                  </mstyle>
                </mrow>
                <mo stretchy="false">)</mo>
              </mrow>
              <mo stretchy="false">+</mo>
              <mrow>
                <mo stretchy="false">β</mo>
                <mo stretchy="false">∗</mo>
                <msub>
                  <mi>N</mi>
                  <mi>y</mi>
                </msub>
              </mrow>
            </mrow>
          </mrow>
        </mfrac>
      </mrow>
    </mrow>
    <annotation encoding="StarMath 5.0">P(color red y_{i,j} divides color red Y_i) = {c(color red y_{i,j} divides color red Y_i) + %beta} over {c(color red Y_i) + %beta*N_y}</annotation>
  </semantics>
</math>
</file>

<file path=Object 15/content.xml><?xml version="1.0" encoding="utf-8"?>
<math xmlns="http://www.w3.org/1998/Math/MathML">
  <semantics>
    <mrow>
      <mi>P</mi>
      <mrow>
        <mrow>
          <mo stretchy="false">(</mo>
          <mrow>
            <mrow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i>i</mi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  <mi>,</mi>
                  <mstyle color="red">
                    <mrow>
                      <msub>
                        <mi>Y</mi>
                        <mi>i</mi>
                      </msub>
                    </mrow>
                  </mstyle>
                </mrow>
                <mo stretchy="false">)</mo>
              </mrow>
              <mo stretchy="false">+</mo>
              <mo stretchy="false">β</mo>
            </mrow>
          </mrow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i>i</mi>
                      </msub>
                    </mrow>
                  </mstyle>
                </mrow>
                <mo stretchy="false">)</mo>
              </mrow>
              <mo stretchy="false">+</mo>
              <mrow>
                <mo stretchy="false">β</mo>
                <mo stretchy="false">∗</mo>
                <msub>
                  <mi>N</mi>
                  <mi>y</mi>
                </msub>
              </mrow>
            </mrow>
          </mrow>
        </mfrac>
      </mrow>
    </mrow>
    <annotation encoding="StarMath 5.0">P(color red y_{i,j} divides color red Y_i) = {c(color red y_{i,j}, color red Y_i) + %beta} over {c(color red Y_i) + %beta*N_y}</annotation>
  </semantics>
</math>
</file>

<file path=Object 16/content.xml><?xml version="1.0" encoding="utf-8"?>
<math xmlns="http://www.w3.org/1998/Math/MathML">
  <semantics>
    <mrow>
      <mi>P</mi>
      <mrow>
        <mo stretchy="false">(</mo>
        <mrow>
          <mstyle color="red">
            <mrow>
              <mi>Y</mi>
            </mrow>
          </mstyle>
          <mi>,</mi>
          <mstyle color="blue">
            <mrow>
              <mi>X</mi>
            </mrow>
          </mstyle>
        </mrow>
        <mo stretchy="false">)</mo>
      </mrow>
    </mrow>
    <annotation encoding="StarMath 5.0">P(color red Y, color blue X)</annotation>
  </semantics>
</math>
</file>

<file path=Object 17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row>
          <mo stretchy="false">(</mo>
          <mrow>
            <mrow>
              <mstyle color="red">
                <mrow>
                  <mi>Y</mi>
                </mrow>
              </mstyle>
              <mo stretchy="false">∣</mo>
              <mstyle color="blue">
                <mrow>
                  <mi>X</mi>
                </mrow>
              </mstyle>
            </mrow>
          </mrow>
          <mo stretchy="false">)</mo>
        </mrow>
        <mo stretchy="false">=</mo>
        <munder>
          <mtext>argmax</mtext>
          <mrow>
            <mstyle color="red">
              <mrow>
                <mi>Y</mi>
              </mrow>
            </mstyle>
          </mrow>
        </munder>
      </mrow>
      <mi>P</mi>
      <mrow>
        <mo stretchy="false">(</mo>
        <mrow>
          <mstyle color="red">
            <mrow>
              <mi>Y</mi>
            </mrow>
          </mstyle>
          <mi>,</mi>
          <mstyle color="blue">
            <mrow>
              <mi>X</mi>
            </mrow>
          </mstyle>
        </mrow>
        <mo stretchy="false">)</mo>
      </mrow>
    </mrow>
    <annotation encoding="StarMath 5.0">"argmax" csub{color red Y}  P(color red Y divides color blue X) = "argmax" csub{color red Y}  P(color red Y, color blue X)</annotation>
  </semantics>
</math>
</file>

<file path=Object 18/content.xml><?xml version="1.0" encoding="utf-8"?>
<math xmlns="http://www.w3.org/1998/Math/MathML">
  <semantics>
    <mrow>
      <mi>P</mi>
      <mrow>
        <mrow>
          <mo stretchy="false">(</mo>
          <mrow>
            <mrow>
              <mstyle color="red">
                <mrow>
                  <mi>y</mi>
                </mrow>
              </mstyle>
              <mo stretchy="false">∣</mo>
              <mstyle color="red">
                <mrow>
                  <msub>
                    <mi>Y</mi>
                    <mi>i</mi>
                  </msub>
                </mrow>
              </mstyle>
            </mrow>
          </mrow>
          <mo stretchy="false">)</mo>
        </mrow>
        <mo stretchy="false">=</mo>
        <mi>c</mi>
      </mrow>
      <mrow>
        <mrow>
          <mo stretchy="false">(</mo>
          <mrow>
            <mstyle color="red">
              <mrow>
                <mi>y</mi>
              </mrow>
            </mstyle>
            <mi>,</mi>
            <mstyle color="red">
              <mrow>
                <msub>
                  <mi>Y</mi>
                  <mi>i</mi>
                </msub>
              </mrow>
            </mstyle>
          </mrow>
          <mo stretchy="false">)</mo>
        </mrow>
        <mo stretchy="false">/</mo>
        <mrow>
          <mo stretchy="false">∣</mo>
          <mrow>
            <mstyle color="red">
              <mrow>
                <msub>
                  <mi>Y</mi>
                  <mi>i</mi>
                </msub>
              </mrow>
            </mstyle>
          </mrow>
          <mo stretchy="false">∣</mo>
        </mrow>
      </mrow>
    </mrow>
    <annotation encoding="StarMath 5.0">P(color red y divides color red Y_i) = c(color red y, color red Y_i)/ lline color red Y_i rline</annotation>
  </semantics>
</math>
</file>

<file path=Object 19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style color="red">
                  <mrow>
                    <mi>y</mi>
                  </mrow>
                </mstyle>
                <mo stretchy="false">=</mo>
                <mn>24</mn>
              </mrow>
              <mo stretchy="false">∣</mo>
              <mstyle color="red">
                <mrow>
                  <msub>
                    <mi>Y</mi>
                    <mn>1</mn>
                  </msub>
                </mrow>
              </mstyle>
            </mrow>
          </mrow>
          <mo stretchy="false">)</mo>
        </mrow>
        <mo stretchy="false">=</mo>
        <mrow>
          <mn>3</mn>
          <mo stretchy="false">/</mo>
          <mn>9</mn>
        </mrow>
      </mrow>
    </mrow>
    <annotation encoding="StarMath 5.0">P(color red y = 24 divides color red Y_1) = 3/9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2pt" style:font-family-asian="Takaoゴシック" style:font-style-name-asian="標準" style:font-size-asian="16pt" style:font-size-complex="8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26pt" style:font-size-asian="8pt" style:font-size-complex="8pt"/>
    </style:style>
    <style:style style:name="ch5" style:family="chart">
      <style:chart-properties chart:auto-position="true" style:rotation-angle="0"/>
      <style:text-properties fo:font-size="26pt" style:font-family-asian="Takaoゴシック" style:font-style-name-asian="標準" style:font-size-asian="16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26pt" style:font-size-asian="8pt" style:font-size-complex="8pt"/>
    </style:style>
    <style:style style:name="ch7" style:family="chart">
      <style:chart-properties chart:auto-position="true" style:rotation-angle="90"/>
      <style:text-properties fo:font-size="26pt" style:font-family-asian="Takaoゴシック" style:font-style-name-asian="標準" style:font-size-asian="26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66cm" svg:height="12.066cm" xlink:href="." xlink:type="simple" chart:class="chart:scatter" chart:style-name="ch1">
        <chart:legend chart:legend-position="end" svg:x="18.917cm" svg:y="3.949cm" style:legend-expansion="high" chart:style-name="ch2"/>
        <chart:plot-area chart:style-name="ch3" chart:data-source-has-labels="both" svg:x="2.528cm" svg:y="1.099cm" svg:width="15.4cm" svg:height="8.723cm">
          <chartooo:coordinate-region svg:x="4.049cm" svg:y="1.616cm" svg:width="12.554cm" svg:height="6.924cm"/>
          <chart:axis chart:dimension="x" chart:name="primary-x" chart:style-name="ch4" chartooo:axis-type="auto">
            <chart:title svg:x="6.001cm" svg:y="10.063cm" chart:style-name="ch5">
              <text:p>Number of Samples</text:p>
            </chart:title>
            <chart:categories table:cell-range-address="local-table.$A$2:.$A$21"/>
          </chart:axis>
          <chart:axis chart:dimension="y" chart:name="primary-y" chart:style-name="ch6">
            <chart:title svg:x="0.451cm" svg:y="7.782cm" chart:style-name="ch7">
              <text:p>Probability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data-point chart:repeated="20"/>
          </chart:series>
          <chart:series chart:style-name="ch11" chart:values-cell-range-address="local-table.$E$2:.$E$21" chart:label-cell-address="local-table.$E$1" chart:class="chart:scatter">
            <chart:data-point chart:repeated="20"/>
          </chart:series>
          <chart:series chart:style-name="ch12" chart:values-cell-range-address="local-table.$F$2:.$F$21" chart:label-cell-address="local-table.$F$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oth/Daugh</text:p>
              </table:table-cell>
              <table:table-cell office:value-type="string">
                <text:p>Moth/Son</text:p>
              </table:table-cell>
              <table:table-cell office:value-type="string">
                <text:p>Fath/Daugh</text:p>
              </table:table-cell>
              <table:table-cell office:value-type="string">
                <text:p>Fath/S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1875">
                <text:p>0.187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53125">
                <text:p>0.53125</text:p>
              </table:table-cell>
              <table:table-cell office:value-type="float" office:value="0.15625">
                <text:p>0.15625</text:p>
              </table:table-cell>
              <table:table-cell office:value-type="float" office:value="0.15625">
                <text:p>0.1562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5625">
                <text:p>0.5625</text:p>
              </table:table-cell>
              <table:table-cell office:value-type="float" office:value="0.15625">
                <text:p>0.15625</text:p>
              </table:table-cell>
              <table:table-cell office:value-type="float" office:value="0.109375">
                <text:p>0.10937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5859375">
                <text:p>0.5859375</text:p>
              </table:table-cell>
              <table:table-cell office:value-type="float" office:value="0.1796875">
                <text:p>0.1796875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55859375">
                <text:p>0.55859375</text:p>
              </table:table-cell>
              <table:table-cell office:value-type="float" office:value="0.23046875">
                <text:p>0.23046875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521484375">
                <text:p>0.521484375</text:p>
              </table:table-cell>
              <table:table-cell office:value-type="float" office:value="0.236328125">
                <text:p>0.236328125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4453125">
                <text:p>0.144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51171875">
                <text:p>0.51171875</text:p>
              </table:table-cell>
              <table:table-cell office:value-type="float" office:value="0.240234375">
                <text:p>0.240234375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46484375">
                <text:p>0.14648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51953125">
                <text:p>0.51953125</text:p>
              </table:table-cell>
              <table:table-cell office:value-type="float" office:value="0.240234375">
                <text:p>0.240234375</text:p>
              </table:table-cell>
              <table:table-cell office:value-type="float" office:value="0.09619140625">
                <text:p>0.09619140625</text:p>
              </table:table-cell>
              <table:table-cell office:value-type="float" office:value="0.14404296875">
                <text:p>0.144042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511474609375">
                <text:p>0.511474609375</text:p>
              </table:table-cell>
              <table:table-cell office:value-type="float" office:value="0.247802734375">
                <text:p>0.247802734375</text:p>
              </table:table-cell>
              <table:table-cell office:value-type="float" office:value="0.097412109375">
                <text:p>0.097412109375</text:p>
              </table:table-cell>
              <table:table-cell office:value-type="float" office:value="0.143310546875">
                <text:p>0.1433105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0.5068359375">
                <text:p>0.5068359375</text:p>
              </table:table-cell>
              <table:table-cell office:value-type="float" office:value="0.25537109375">
                <text:p>0.25537109375</text:p>
              </table:table-cell>
              <table:table-cell office:value-type="float" office:value="0.096435546875">
                <text:p>0.096435546875</text:p>
              </table:table-cell>
              <table:table-cell office:value-type="float" office:value="0.141357421875">
                <text:p>0.1413574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0.50494384765625">
                <text:p>0.50494384765625</text:p>
              </table:table-cell>
              <table:table-cell office:value-type="float" office:value="0.25091552734375">
                <text:p>0.25091552734375</text:p>
              </table:table-cell>
              <table:table-cell office:value-type="float" office:value="0.09820556640625">
                <text:p>0.09820556640625</text:p>
              </table:table-cell>
              <table:table-cell office:value-type="float" office:value="0.14593505859375">
                <text:p>0.1459350585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0.50311279296875">
                <text:p>0.50311279296875</text:p>
              </table:table-cell>
              <table:table-cell office:value-type="float" office:value="0.25079345703125">
                <text:p>0.25079345703125</text:p>
              </table:table-cell>
              <table:table-cell office:value-type="float" office:value="0.098419189453125">
                <text:p>0.098419189453125</text:p>
              </table:table-cell>
              <table:table-cell office:value-type="float" office:value="0.147674560546875">
                <text:p>0.1476745605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0.501434326171875">
                <text:p>0.501434326171875</text:p>
              </table:table-cell>
              <table:table-cell office:value-type="float" office:value="0.250518798828125">
                <text:p>0.250518798828125</text:p>
              </table:table-cell>
              <table:table-cell office:value-type="float" office:value="0.100082397460938">
                <text:p>0.100082397460938</text:p>
              </table:table-cell>
              <table:table-cell office:value-type="float" office:value="0.147964477539062">
                <text:p>0.147964477539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0.502815246582031">
                <text:p>0.502815246582031</text:p>
              </table:table-cell>
              <table:table-cell office:value-type="float" office:value="0.249717712402344">
                <text:p>0.249717712402344</text:p>
              </table:table-cell>
              <table:table-cell office:value-type="float" office:value="0.100433349609375">
                <text:p>0.100433349609375</text:p>
              </table:table-cell>
              <table:table-cell office:value-type="float" office:value="0.14703369140625">
                <text:p>0.147033691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0.501064300537109">
                <text:p>0.501064300537109</text:p>
              </table:table-cell>
              <table:table-cell office:value-type="float" office:value="0.249622344970703">
                <text:p>0.249622344970703</text:p>
              </table:table-cell>
              <table:table-cell office:value-type="float" office:value="0.100502014160156">
                <text:p>0.100502014160156</text:p>
              </table:table-cell>
              <table:table-cell office:value-type="float" office:value="0.148811340332031">
                <text:p>0.148811340332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0.500455856323242">
                <text:p>0.500455856323242</text:p>
              </table:table-cell>
              <table:table-cell office:value-type="float" office:value="0.249795913696289">
                <text:p>0.249795913696289</text:p>
              </table:table-cell>
              <table:table-cell office:value-type="float" office:value="0.100498199462891">
                <text:p>0.100498199462891</text:p>
              </table:table-cell>
              <table:table-cell office:value-type="float" office:value="0.149250030517578">
                <text:p>0.149250030517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0.500446319580078">
                <text:p>0.500446319580078</text:p>
              </table:table-cell>
              <table:table-cell office:value-type="float" office:value="0.24937629699707">
                <text:p>0.24937629699707</text:p>
              </table:table-cell>
              <table:table-cell office:value-type="float" office:value="0.100480079650879">
                <text:p>0.100480079650879</text:p>
              </table:table-cell>
              <table:table-cell office:value-type="float" office:value="0.149697303771973">
                <text:p>0.1496973037719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i>x</mi>
                </mrow>
              </mstyle>
              <mo stretchy="false">∣</mo>
              <mstyle color="red">
                <mrow>
                  <mi>y</mi>
                </mrow>
              </mstyle>
            </mrow>
          </mrow>
          <mo stretchy="false">)</mo>
        </mrow>
        <mo stretchy="false">=</mo>
        <mi>c</mi>
      </mrow>
      <mrow>
        <mrow>
          <mo stretchy="false">(</mo>
          <mrow>
            <mstyle color="blue">
              <mrow>
                <mi>x</mi>
              </mrow>
            </mstyle>
            <mi>,</mi>
            <mstyle color="red">
              <mrow>
                <mi>y</mi>
              </mrow>
            </mstyle>
          </mrow>
          <mo stretchy="false">)</mo>
        </mrow>
        <mo stretchy="false">/</mo>
        <mi>c</mi>
      </mrow>
      <mrow>
        <mo stretchy="false">(</mo>
        <mrow>
          <mstyle color="red">
            <mrow>
              <mi>y</mi>
            </mrow>
          </mstyle>
        </mrow>
        <mo stretchy="false">)</mo>
      </mrow>
    </mrow>
    <annotation encoding="StarMath 5.0">P(color blue x divides color red y) = c(color blue x, color red y)/ c(color red y)</annotation>
  </semantics>
</math>
</file>

<file path=Object 21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row>
                  <mstyle color="blue">
                    <mrow>
                      <mi>x</mi>
                    </mrow>
                  </mstyle>
                  <mo stretchy="false">=</mo>
                  <mtext>assault</mtext>
                </mrow>
                <mo stretchy="false">∣</mo>
                <mstyle color="red">
                  <mrow>
                    <mi>y</mi>
                  </mrow>
                </mstyle>
              </mrow>
              <mo stretchy="false">=</mo>
              <mn>10</mn>
            </mrow>
          </mrow>
          <mo stretchy="false">)</mo>
        </mrow>
        <mo stretchy="false">=</mo>
        <mrow>
          <mn>1</mn>
          <mo stretchy="false">/</mo>
          <mn>2</mn>
        </mrow>
      </mrow>
    </mrow>
    <annotation encoding="StarMath 5.0">P(color blue x = "assault" divides color red y=10) = 1/2 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row>
            <mstyle color="red">
              <mrow>
                <mi>Y</mi>
              </mrow>
            </mstyle>
          </mrow>
          <mo stretchy="false">)</mo>
        </mrow>
        <mo stretchy="false">=</mo>
        <mrow>
          <msubsup>
            <mo stretchy="false">∏</mo>
            <mrow>
              <mrow>
                <mi>i</mi>
                <mo stretchy="false">=</mo>
                <mn>1</mn>
              </mrow>
            </mrow>
            <mi>I</mi>
          </msubsup>
          <mi>P</mi>
        </mrow>
      </mrow>
      <mrow>
        <mo stretchy="false">(</mo>
        <mrow>
          <mstyle color="red">
            <mrow>
              <msub>
                <mi>y</mi>
                <mi>i</mi>
              </msub>
            </mrow>
          </mstyle>
        </mrow>
        <mo stretchy="false">)</mo>
      </mrow>
    </mrow>
    <annotation encoding="StarMath 5.0">P(color red Y) = prod_{i=1}^I P(color red y_i)</annotation>
  </semantics>
</math>
</file>

<file path=Object 4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i>X</mi>
                </mrow>
              </mstyle>
              <mo stretchy="false">∣</mo>
              <mstyle color="red">
                <mrow>
                  <mi>Y</mi>
                </mrow>
              </mstyle>
            </mrow>
          </mrow>
          <mo stretchy="false">)</mo>
        </mrow>
        <mo stretchy="false">=</mo>
        <mrow>
          <msubsup>
            <mo stretchy="false">∏</mo>
            <mrow>
              <mrow>
                <mi>i</mi>
                <mo stretchy="false">=</mo>
                <mn>1</mn>
              </mrow>
            </mrow>
            <mi>I</mi>
          </msubsup>
          <mi>P</mi>
        </mrow>
      </mrow>
      <mrow>
        <mo stretchy="false">(</mo>
        <mrow>
          <mrow>
            <mstyle color="blue">
              <mrow>
                <msub>
                  <mi>x</mi>
                  <mi>i</mi>
                </msub>
              </mrow>
            </mstyle>
            <mo stretchy="false">∣</mo>
            <mstyle color="red">
              <mrow>
                <msub>
                  <mi>y</mi>
                  <mi>i</mi>
                </msub>
              </mrow>
            </mstyle>
          </mrow>
        </mrow>
        <mo stretchy="false">)</mo>
      </mrow>
    </mrow>
    <annotation encoding="StarMath 5.0">P(color blue X divides color red Y) = prod_{i=1}^I P(color blue x_i divides color red y_i)</annotation>
  </semantics>
</math>
</file>

<file path=Object 5/content.xml><?xml version="1.0" encoding="utf-8"?>
<math xmlns="http://www.w3.org/1998/Math/MathML">
  <semantics>
    <mrow>
      <mi>P</mi>
      <mrow>
        <mo stretchy="false">(</mo>
        <mrow>
          <mstyle color="red">
            <mrow>
              <mo stretchy="false">θ</mo>
            </mrow>
          </mstyle>
        </mrow>
        <mo stretchy="false">)</mo>
      </mrow>
    </mrow>
    <annotation encoding="StarMath 5.0">P(color red %theta)</annotation>
  </semantics>
</math>
</file>

<file path=Object 6/content.xml><?xml version="1.0" encoding="utf-8"?>
<math xmlns="http://www.w3.org/1998/Math/MathML">
  <semantics>
    <mrow>
      <mi>P</mi>
      <mrow>
        <mo stretchy="false">(</mo>
        <mrow>
          <mrow>
            <mstyle color="red">
              <mrow>
                <msub>
                  <mi>T</mi>
                  <mi>i</mi>
                </msub>
              </mrow>
            </mstyle>
            <mo stretchy="false">∣</mo>
            <mstyle color="red">
              <mrow>
                <mo stretchy="false">θ</mo>
              </mrow>
            </mstyle>
          </mrow>
        </mrow>
        <mo stretchy="false">)</mo>
      </mrow>
    </mrow>
    <annotation encoding="StarMath 5.0">P(color red T_i divides color red %theta)</annotation>
  </semantics>
</math>
</file>

<file path=Object 7/content.xml><?xml version="1.0" encoding="utf-8"?>
<math xmlns="http://www.w3.org/1998/Math/MathML">
  <semantics>
    <mrow>
      <mi>P</mi>
      <mrow>
        <mo stretchy="false">(</mo>
        <mrow>
          <mrow>
            <mstyle color="red">
              <mrow>
                <msub>
                  <mi>y</mi>
                  <mrow>
                    <mi>i</mi>
                    <mi>,</mi>
                    <mi>j</mi>
                  </mrow>
                </msub>
              </mrow>
            </mstyle>
            <mo stretchy="false">∣</mo>
            <mstyle color="red">
              <mrow>
                <msub>
                  <mi>T</mi>
                  <mi>i</mi>
                </msub>
              </mrow>
            </mstyle>
          </mrow>
        </mrow>
        <mo stretchy="false">)</mo>
      </mrow>
    </mrow>
    <annotation encoding="StarMath 5.0">P(color red y_{i,j} divides color red T_i)</annotation>
  </semantics>
</math>
</file>

<file path=Object 8/content.xml><?xml version="1.0" encoding="utf-8"?>
<math xmlns="http://www.w3.org/1998/Math/MathML">
  <semantics>
    <mrow>
      <mi>P</mi>
      <mrow>
        <mo stretchy="false">(</mo>
        <mrow>
          <mrow>
            <mstyle color="blue">
              <mrow>
                <msub>
                  <mi>x</mi>
                  <mrow>
                    <mi>i</mi>
                    <mi>,</mi>
                    <mi>j</mi>
                  </mrow>
                </msub>
              </mrow>
            </mstyle>
            <mo stretchy="false">∣</mo>
            <mstyle color="red">
              <mrow>
                <msub>
                  <mi>y</mi>
                  <mrow>
                    <mi>i</mi>
                    <mi>,</mi>
                    <mi>j</mi>
                  </mrow>
                </msub>
              </mrow>
            </mstyle>
          </mrow>
          <mi>,</mi>
          <mstyle color="red">
            <mrow>
              <mo stretchy="false">θ</mo>
            </mrow>
          </mstyle>
        </mrow>
        <mo stretchy="false">)</mo>
      </mrow>
    </mrow>
    <annotation encoding="StarMath 5.0">P(color blue x_{i,j} divides color red y_{i,j}, color red %theta)</annotation>
  </semantics>
</math>
</file>

<file path=Object 9/content.xml><?xml version="1.0" encoding="utf-8"?>
<math xmlns="http://www.w3.org/1998/Math/MathML">
  <semantics>
    <mrow>
      <mi>P</mi>
      <mrow>
        <mrow>
          <mo stretchy="false">(</mo>
          <mrow>
            <mstyle color="blue">
              <mrow>
                <mi>X</mi>
              </mrow>
            </mstyle>
            <mi>,</mi>
            <mstyle color="red">
              <mrow>
                <mi>Y</mi>
              </mrow>
            </mstyle>
          </mrow>
          <mo stretchy="false">)</mo>
        </mrow>
        <mo stretchy="false">=</mo>
        <mrow>
          <msub>
            <mo stretchy="false">∫</mo>
            <mo stretchy="false">θ</mo>
          </msub>
          <mi>P</mi>
        </mrow>
      </mrow>
      <mrow>
        <mo stretchy="false">(</mo>
        <mrow>
          <mstyle color="red">
            <mrow>
              <mo stretchy="false">θ</mo>
            </mrow>
          </mstyle>
        </mrow>
        <mo stretchy="false">)</mo>
      </mrow>
      <mrow>
        <msub>
          <mo stretchy="false">∏</mo>
          <mi>i</mi>
        </msub>
        <mi>P</mi>
      </mrow>
      <mrow>
        <mo stretchy="false">(</mo>
        <mrow>
          <mrow>
            <mstyle color="red">
              <mrow>
                <msub>
                  <mi>T</mi>
                  <mi>i</mi>
                </msub>
              </mrow>
            </mstyle>
            <mo stretchy="false">∣</mo>
            <mstyle color="red">
              <mrow>
                <mo stretchy="false">θ</mo>
              </mrow>
            </mstyle>
          </mrow>
        </mrow>
        <mo stretchy="false">)</mo>
      </mrow>
      <mrow>
        <msub>
          <mo stretchy="false">∏</mo>
          <mi>j</mi>
        </msub>
        <mi>P</mi>
      </mrow>
      <mrow>
        <mo stretchy="false">(</mo>
        <mrow>
          <mrow>
            <mstyle color="red">
              <mrow>
                <msub>
                  <mi>y</mi>
                  <mrow>
                    <mi>i</mi>
                    <mi>,</mi>
                    <mi>j</mi>
                  </mrow>
                </msub>
              </mrow>
            </mstyle>
            <mo stretchy="false">∣</mo>
            <mstyle color="red">
              <mrow>
                <msub>
                  <mi>T</mi>
                  <mi>i</mi>
                </msub>
              </mrow>
            </mstyle>
          </mrow>
          <mi>,</mi>
          <mstyle color="red">
            <mrow>
              <mo stretchy="false">θ</mo>
            </mrow>
          </mstyle>
        </mrow>
        <mo stretchy="false">)</mo>
      </mrow>
      <mi>P</mi>
      <mrow>
        <mo stretchy="false">(</mo>
        <mrow>
          <mrow>
            <mstyle color="blue">
              <mrow>
                <msub>
                  <mi>x</mi>
                  <mrow>
                    <mi>i</mi>
                    <mi>,</mi>
                    <mi>j</mi>
                  </mrow>
                </msub>
              </mrow>
            </mstyle>
            <mo stretchy="false">∣</mo>
            <mstyle color="red">
              <mrow>
                <msub>
                  <mi>y</mi>
                  <mrow>
                    <mi>i</mi>
                    <mi>,</mi>
                    <mi>j</mi>
                  </mrow>
                </msub>
              </mrow>
            </mstyle>
          </mrow>
          <mi>,</mi>
          <mstyle color="red">
            <mrow>
              <mo stretchy="false">θ</mo>
            </mrow>
          </mstyle>
        </mrow>
        <mo stretchy="false">)</mo>
      </mrow>
    </mrow>
    <annotation encoding="StarMath 5.0">P(color blue X, color red Y) =  int_%theta  P(color red %theta) prod_i P(color red T_i divides color red %theta) prod_j P(color red y_{i,j} divides color red T_i, color red %theta) P(color blue x_{i,j} divides color red y_{i,j}, color red %theta) </annotation>
  </semantics>
</math>
</file>